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Liberation Sans" svg:font-family="'Liberation Sans'" style:font-family-generic="swiss" style:font-pitch="variable"/>
    <style:font-face style:name="FreeSerif1" svg:font-family="FreeSerif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Menlo1" svg:font-family="Menlo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 style:list-style-name="WWNum1" style:master-page-name="page2">
      <style:paragraph-properties fo:margin-left="0cm" fo:margin-right="0cm" fo:text-align="center" style:justify-single-word="false" fo:text-indent="0cm" style:auto-text-indent="false" style:page-number="1"/>
      <style:text-properties officeooo:paragraph-rsid="000d92c1"/>
    </style:style>
    <style:style style:name="P2" style:family="paragraph" style:parent-style-name="Footer">
      <style:text-properties fo:font-size="10pt" officeooo:rsid="000d92c1" officeooo:paragraph-rsid="000d92c1" style:font-size-asian="10pt" style:font-size-complex="10pt"/>
    </style:style>
    <style:style style:name="P3" style:family="paragraph" style:parent-style-name="Footer">
      <style:paragraph-properties fo:text-align="start" style:justify-single-word="false" fo:orphans="0" fo:widows="0" fo:hyphenation-ladder-count="no-limit" style:writing-mode="lr-tb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2" fo:hyphenation-push-char-count="2"/>
    </style:style>
    <style:style style:name="P4" style:family="paragraph" style:parent-style-name="Standard">
      <style:text-properties fo:color="#000000" style:font-name="Liberation Serif" fo:font-size="12pt" fo:language="en" fo:country="AU" officeooo:paragraph-rsid="000d92c1" style:letter-kerning="true" style:font-name-asian="Liberation Serif1" style:font-size-asian="12pt" style:language-asian="en" style:country-asian="AU"/>
    </style:style>
    <style:style style:name="P5" style:family="paragraph" style:parent-style-name="Standard">
      <style:text-properties fo:color="#000000" style:font-name="Menlo" fo:font-size="8pt" fo:language="en" fo:country="AU" officeooo:paragraph-rsid="000d92c1" style:letter-kerning="true" style:font-name-asian="Menlo1" style:font-size-asian="8pt" style:language-asian="en" style:country-asian="AU" style:font-name-complex="Menlo1"/>
    </style:style>
    <style:style style:name="P6" style:family="paragraph" style:parent-style-name="Standard">
      <style:text-properties officeooo:paragraph-rsid="000d92c1"/>
    </style:style>
    <style:style style:name="P7" style:family="paragraph" style:parent-style-name="Standard">
      <style:text-properties fo:font-size="8pt" officeooo:paragraph-rsid="000e2832" style:font-size-asian="8pt" style:font-size-complex="8pt"/>
    </style:style>
    <style:style style:name="P8" style:family="paragraph" style:parent-style-name="Standard">
      <style:text-properties fo:font-size="8pt" officeooo:paragraph-rsid="000f440a" style:font-size-asian="8pt" style:font-size-complex="8pt"/>
    </style:style>
    <style:style style:name="P9" style:family="paragraph" style:parent-style-name="Standard">
      <style:text-properties fo:font-size="8pt" officeooo:paragraph-rsid="0012d7e0" style:font-size-asian="8pt" style:font-size-complex="8pt"/>
    </style:style>
    <style:style style:name="P10" style:family="paragraph" style:parent-style-name="Standard">
      <style:text-properties fo:font-size="8pt" officeooo:paragraph-rsid="0012dceb" style:font-size-asian="8pt" style:font-size-complex="8pt"/>
    </style:style>
    <style:style style:name="P11" style:family="paragraph" style:parent-style-name="Standard">
      <style:text-properties style:font-name="Menlo" fo:font-size="8pt" officeooo:paragraph-rsid="000e2832" style:font-size-asian="8pt" style:font-size-complex="8pt"/>
    </style:style>
    <style:style style:name="P12" style:family="paragraph" style:parent-style-name="Standard">
      <style:text-properties style:font-name="Menlo" fo:font-size="8pt" officeooo:paragraph-rsid="000f440a" style:font-size-asian="8pt" style:font-size-complex="8pt"/>
    </style:style>
    <style:style style:name="P13" style:family="paragraph" style:parent-style-name="Standard">
      <style:text-properties style:font-name="Menlo" fo:font-size="8pt" officeooo:paragraph-rsid="0012d7e0" style:font-size-asian="8pt" style:font-size-complex="8pt"/>
    </style:style>
    <style:style style:name="P14" style:family="paragraph" style:parent-style-name="Standard">
      <style:text-properties style:font-name="Menlo" fo:font-size="8pt" officeooo:paragraph-rsid="0012dceb" style:font-size-asian="8pt" style:font-size-complex="8pt"/>
    </style:style>
    <style:style style:name="P15" style:family="paragraph" style:parent-style-name="Standard">
      <style:text-properties officeooo:paragraph-rsid="000e2832"/>
    </style:style>
    <style:style style:name="P16" style:family="paragraph" style:parent-style-name="Standard" style:master-page-name="page2">
      <style:paragraph-properties style:page-number="auto"/>
      <style:text-properties fo:font-size="8pt" officeooo:paragraph-rsid="000f440a" style:font-size-asian="8pt" style:font-size-complex="8pt"/>
    </style:style>
    <style:style style:name="P17" style:family="paragraph" style:parent-style-name="Standard" style:master-page-name="page2">
      <style:paragraph-properties style:page-number="auto"/>
      <style:text-properties fo:font-size="8pt" officeooo:paragraph-rsid="0012d7e0" style:font-size-asian="8pt" style:font-size-complex="8pt"/>
    </style:style>
    <style:style style:name="P18" style:family="paragraph" style:parent-style-name="Header">
      <style:paragraph-properties fo:text-align="start" style:justify-single-word="false" fo:orphans="0" fo:widows="0" fo:hyphenation-ladder-count="no-limit" style:writing-mode="lr-tb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 style:font-name="Liberation Serif" fo:font-size="12pt" style:letter-kerning="true" style:font-name-asian="Liberation Serif1" style:font-size-asian="12pt" style:language-asian="en" style:country-asian="AU" fo:hyphenate="false" fo:hyphenation-remain-char-count="2" fo:hyphenation-push-char-count="2"/>
    </style:style>
    <style:style style:name="T1" style:family="text">
      <style:text-properties fo:color="#000000" style:font-name="Menlo" fo:font-size="8pt" fo:language="en" fo:country="AU" style:letter-kerning="true" style:font-name-asian="Menlo1" style:font-size-asian="8pt" style:language-asian="en" style:country-asian="AU" style:font-name-complex="Menlo1"/>
    </style:style>
    <style:style style:name="T2" style:family="text">
      <style:text-properties fo:color="#000000" style:font-name="Menlo" fo:language="en" fo:country="AU" style:letter-kerning="true" style:font-name-asian="Menlo1" style:language-asian="en" style:country-asian="AU" style:font-name-complex="Menlo1"/>
    </style:style>
    <style:style style:name="T3" style:family="text">
      <style:text-properties fo:color="#000000" style:font-name="Liberation Serif" fo:font-size="9pt" style:letter-kerning="true" style:font-name-asian="Liberation Serif1" style:font-size-asian="9pt" style:language-asian="en" style:country-asian="AU"/>
    </style:style>
    <style:style style:name="T4" style:family="text">
      <style:text-properties fo:color="#000000" style:font-name="FreeSerif" fo:font-size="18pt" fo:font-weight="bold" style:letter-kerning="true" style:font-name-asian="Liberation Serif1" style:font-size-asian="18pt" style:language-asian="en" style:country-asian="AU" style:font-weight-asian="bold" style:font-name-complex="FreeSerif1"/>
    </style:style>
    <style:style style:name="T5" style:family="text">
      <style:text-properties fo:color="#60a0b0" style:font-name="Menlo" fo:font-size="8pt" fo:language="en" fo:country="AU" fo:font-style="italic" style:letter-kerning="true" style:font-name-asian="Menlo1" style:font-size-asian="8pt" style:language-asian="en" style:country-asian="AU" style:font-style-asian="italic" style:font-name-complex="Menlo1"/>
    </style:style>
    <style:style style:name="T6" style:family="text">
      <style:text-properties fo:color="#60a0b0" style:font-name="Menlo" fo:font-size="8pt" fo:font-style="italic" style:font-size-asian="8pt" style:font-style-asian="italic" style:font-size-complex="8pt"/>
    </style:style>
    <style:style style:name="T7" style:family="text">
      <style:text-properties fo:color="#60a0b0" style:font-name="Menlo" fo:font-style="italic" style:font-style-asian="italic"/>
    </style:style>
    <style:style style:name="T8" style:family="text">
      <style:text-properties fo:color="#007020" style:font-name="Menlo" fo:font-size="8pt" fo:language="en" fo:country="AU" style:letter-kerning="true" style:font-name-asian="Menlo1" style:font-size-asian="8pt" style:language-asian="en" style:country-asian="AU" style:font-name-complex="Menlo1"/>
    </style:style>
    <style:style style:name="T9" style:family="text">
      <style:text-properties fo:color="#007020" style:font-name="Menlo" fo:font-size="8pt" fo:language="en" fo:country="AU" fo:font-weight="bold" style:letter-kerning="true" style:font-name-asian="Menlo1" style:font-size-asian="8pt" style:language-asian="en" style:country-asian="AU" style:font-weight-asian="bold" style:font-name-complex="Menlo1"/>
    </style:style>
    <style:style style:name="T10" style:family="text">
      <style:text-properties fo:color="#007020" style:font-name="Menlo"/>
    </style:style>
    <style:style style:name="T11" style:family="text">
      <style:text-properties fo:color="#007020" style:font-name="Menlo" fo:font-weight="bold" style:font-weight-asian="bold"/>
    </style:style>
    <style:style style:name="T12" style:family="text">
      <style:text-properties fo:color="#902000" style:font-name="Menlo" fo:font-size="8pt" fo:language="en" fo:country="AU" style:letter-kerning="true" style:font-name-asian="Menlo1" style:font-size-asian="8pt" style:language-asian="en" style:country-asian="AU" style:font-name-complex="Menlo1"/>
    </style:style>
    <style:style style:name="T13" style:family="text">
      <style:text-properties fo:color="#902000" style:font-name="Menlo"/>
    </style:style>
    <style:style style:name="T14" style:family="text">
      <style:text-properties fo:color="#666666" style:font-name="Menlo" fo:font-size="8pt" fo:language="en" fo:country="AU" style:letter-kerning="true" style:font-name-asian="Menlo1" style:font-size-asian="8pt" style:language-asian="en" style:country-asian="AU" style:font-name-complex="Menlo1"/>
    </style:style>
    <style:style style:name="T15" style:family="text">
      <style:text-properties fo:color="#666666" style:font-name="Menlo"/>
    </style:style>
    <style:style style:name="T16" style:family="text">
      <style:text-properties fo:color="#40a070" style:font-name="Menlo" fo:font-size="8pt" fo:language="en" fo:country="AU" style:letter-kerning="true" style:font-name-asian="Menlo1" style:font-size-asian="8pt" style:language-asian="en" style:country-asian="AU" style:font-name-complex="Menlo1"/>
    </style:style>
    <style:style style:name="T17" style:family="text">
      <style:text-properties fo:color="#40a070" style:font-name="Menlo"/>
    </style:style>
    <style:style style:name="T18" style:family="text">
      <style:text-properties fo:color="#4070a0" style:font-name="Menlo" fo:font-size="8pt" fo:language="en" fo:country="AU" style:letter-kerning="true" style:font-name-asian="Menlo1" style:font-size-asian="8pt" style:language-asian="en" style:country-asian="AU" style:font-name-complex="Menlo1"/>
    </style:style>
    <style:style style:name="T19" style:family="text">
      <style:text-properties fo:color="#4070a0" style:font-name="Menlo" fo:font-size="8pt" fo:language="en" fo:country="AU" fo:font-weight="bold" style:letter-kerning="true" style:font-name-asian="Menlo1" style:font-size-asian="8pt" style:language-asian="en" style:country-asian="AU" style:font-weight-asian="bold" style:font-name-complex="Menlo1"/>
    </style:style>
    <style:style style:name="T20" style:family="text">
      <style:text-properties fo:color="#4070a0" style:font-name="Menlo"/>
    </style:style>
    <style:style style:name="T21" style:family="text">
      <style:text-properties fo:color="#4070a0" style:font-name="Menlo" fo:font-weight="bold" style:font-weight-asian="bold"/>
    </style:style>
    <style:style style:name="T22" style:family="text">
      <style:text-properties fo:color="#06287e" style:font-name="Menlo" fo:font-size="8pt" fo:language="en" fo:country="AU" style:letter-kerning="true" style:font-name-asian="Menlo1" style:font-size-asian="8pt" style:language-asian="en" style:country-asian="AU" style:font-name-complex="Menlo1"/>
    </style:style>
    <style:style style:name="T23" style:family="text">
      <style:text-properties fo:color="#06287e" style:font-name="Menlo"/>
    </style:style>
    <style:style style:name="T24" style:family="text">
      <style:text-properties style:font-name="Menlo"/>
    </style:style>
    <style:style style:name="T25" style:family="text">
      <style:text-properties fo:color="#bb60d5" style:font-name="Menl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2078236468" text:style-name="WWNum1">
        <text:list-item>
          <text:h text:style-name="P1" text:outline-level="1"><text:span text:style-name="T4">Software solution</text:span></text:h>
        </text:list-item>
      </text:list>
      <text:p text:style-name="P4"/>
      <text:p text:style-name="P4"/>
      <text:p text:style-name="P6"><text:span text:style-name="T5">/**</text:span></text:p>
      <text:p text:style-name="P6"><text:span text:style-name="T5"><text:s/>*Task Scheduler simulator OS assignment</text:span></text:p>
      <text:p text:style-name="P6"><text:span text:style-name="T5"><text:s/>*AUTHOR: Kei Sum Wang, student id: 19126089</text:span></text:p>
      <text:p text:style-name="P6"><text:span text:style-name="T5"><text:s/>*/</text:span></text:p>
      <text:p text:style-name="P6"><text:span text:style-name="T8">#include &lt;stdio.h&gt;</text:span></text:p>
      <text:p text:style-name="P6"><text:span text:style-name="T8">#include &lt;stdlib.h&gt;</text:span></text:p>
      <text:p text:style-name="P6"><text:span text:style-name="T8">#include &lt;time.h&gt;</text:span></text:p>
      <text:p text:style-name="P6"><text:span text:style-name="T8">#include &lt;pthread.h&gt;</text:span></text:p>
      <text:p text:style-name="P6"><text:span text:style-name="T8">#include &lt;unistd.h&gt;</text:span></text:p>
      <text:p text:style-name="P6"><text:span text:style-name="T8">#include "scheduler.h"</text:span></text:p>
      <text:p text:style-name="P5"/>
      <text:p text:style-name="P6"><text:span text:style-name="T5">/***GLOBAL VARIABLES***/</text:span></text:p>
      <text:p text:style-name="P6"><text:span text:style-name="T12">float</text:span><text:span text:style-name="T1"> num_tasks </text:span><text:span text:style-name="T14">=</text:span><text:span text:style-name="T1"> </text:span><text:span text:style-name="T16">0.0</text:span><text:span text:style-name="T1">, total_waiting_time </text:span><text:span text:style-name="T14">=</text:span><text:span text:style-name="T1"> </text:span><text:span text:style-name="T16">0.0</text:span><text:span text:style-name="T1">, total_turnaround_time </text:span><text:span text:style-name="T14">=</text:span><text:span text:style-name="T1"> </text:span><text:span text:style-name="T16">0.0</text:span><text:span text:style-name="T1">; </text:span></text:p>
      <text:p text:style-name="P5"/>
      <text:p text:style-name="P6"><text:span text:style-name="T12">int</text:span><text:span text:style-name="T1"> bufferLimit </text:span><text:span text:style-name="T14">=</text:span><text:span text:style-name="T1"> </text:span><text:span text:style-name="T16">0</text:span><text:span text:style-name="T1">, fileSize </text:span><text:span text:style-name="T14">=</text:span><text:span text:style-name="T1"> </text:span><text:span text:style-name="T16">0</text:span><text:span text:style-name="T1">;</text:span></text:p>
      <text:p text:style-name="P5"/>
      <text:p text:style-name="P6"><text:span text:style-name="T12">pthread_cond_t</text:span><text:span text:style-name="T1"> full, empty;</text:span><text:span text:style-name="T5">//conditions for wait and signaling</text:span></text:p>
      <text:p text:style-name="P6"><text:span text:style-name="T12">pthread_mutex_t</text:span><text:span text:style-name="T1"> mutex;</text:span><text:span text:style-name="T5">//to help setup mutual exclusion when entering crit section</text:span></text:p>
      <text:p text:style-name="P5"/>
      <text:p text:style-name="P6"><text:span text:style-name="T5">//shared buffers</text:span></text:p>
      <text:p text:style-name="P6"><text:span text:style-name="T1">Queue</text:span><text:span text:style-name="T14">*</text:span><text:span text:style-name="T1"> readyQueue;</text:span><text:span text:style-name="T5">//buffer to be accessed by threads</text:span></text:p>
      <text:p text:style-name="P6"><text:span text:style-name="T1">Queue</text:span><text:span text:style-name="T14">*</text:span><text:span text:style-name="T1"> fromFileQueue;</text:span><text:span text:style-name="T5">//task_file content are stored in queue</text:span></text:p>
      <text:p text:style-name="P5"/>
      <text:p text:style-name="P6"><text:span text:style-name="T12">pthread_t</text:span><text:span text:style-name="T1"> task_thread, cpu1, cpu2, cpu3;</text:span></text:p>
      <text:p text:style-name="P5"/>
      <text:p text:style-name="P6"><text:span text:style-name="T12">char</text:span><text:span text:style-name="T1"> </text:span><text:span text:style-name="T14">*</text:span><text:span text:style-name="T1">name1 </text:span><text:span text:style-name="T14">=</text:span><text:span text:style-name="T1"> </text:span><text:span text:style-name="T18">"CPU-1"</text:span><text:span text:style-name="T1">, </text:span><text:span text:style-name="T14">*</text:span><text:span text:style-name="T1">name2 </text:span><text:span text:style-name="T14">=</text:span><text:span text:style-name="T1"> </text:span><text:span text:style-name="T18">"CPU-2"</text:span><text:span text:style-name="T1">, </text:span><text:span text:style-name="T14">*</text:span><text:span text:style-name="T1">name3 </text:span><text:span text:style-name="T14">=</text:span><text:span text:style-name="T1"> </text:span><text:span text:style-name="T18">"CPU-3"</text:span><text:span text:style-name="T1">; </text:span><text:span text:style-name="T5">//names of cpus</text:span></text:p>
      <text:p text:style-name="P6"><text:span text:style-name="T12">char</text:span><text:span text:style-name="T1"> </text:span><text:span text:style-name="T14">*</text:span><text:span text:style-name="T1">simLog </text:span><text:span text:style-name="T14">=</text:span><text:span text:style-name="T1"> </text:span><text:span text:style-name="T18">"simulation_log"</text:span><text:span text:style-name="T1">;</text:span><text:span text:style-name="T5">//output file</text:span></text:p>
      <text:p text:style-name="P5"/>
      <text:p text:style-name="P6"><text:span text:style-name="T5">/*</text:span></text:p>
      <text:p text:style-name="P6"><text:span text:style-name="T5"><text:s/>*MAIN</text:span></text:p>
      <text:p text:style-name="P6"><text:span text:style-name="T5"><text:s/>*IMPORT: take in a count for # args, filename and size for ready queue</text:span></text:p>
      <text:p text:style-name="P6"><text:span text:style-name="T5"><text:s/>*/</text:span></text:p>
      <text:p text:style-name="P6"><text:span text:style-name="T12">int</text:span><text:span text:style-name="T1"> </text:span><text:span text:style-name="T22">main</text:span><text:span text:style-name="T1">(</text:span><text:span text:style-name="T12">int</text:span><text:span text:style-name="T1"> argc, </text:span><text:span text:style-name="T12">char</text:span><text:span text:style-name="T1"> </text:span><text:span text:style-name="T14">*</text:span><text:span text:style-name="T1">argv[])</text:span></text:p>
      <text:p text:style-name="P6"><text:span text:style-name="T1">{</text:span></text:p>
      <text:p text:style-name="P6"><text:span text:style-name="T1"><text:s text:c="4"/>bufferLimit </text:span><text:span text:style-name="T14">=</text:span><text:span text:style-name="T1"> atoi(argv[</text:span><text:span text:style-name="T16">2</text:span><text:span text:style-name="T1">]);</text:span></text:p>
      <text:p text:style-name="P5"/>
      <text:p text:style-name="P6"><text:span text:style-name="T1"><text:s text:c="4"/></text:span><text:span text:style-name="T9">if</text:span><text:span text:style-name="T1">(argc </text:span><text:span text:style-name="T14">&lt;</text:span><text:span text:style-name="T1"> </text:span><text:span text:style-name="T16">3</text:span><text:span text:style-name="T1"> </text:span><text:span text:style-name="T14">||</text:span><text:span text:style-name="T1"> (bufferLimit </text:span><text:span text:style-name="T14">&lt;</text:span><text:span text:style-name="T1"> </text:span><text:span text:style-name="T16">1</text:span><text:span text:style-name="T1"> </text:span><text:span text:style-name="T14">||</text:span><text:span text:style-name="T1"> bufferLimit </text:span><text:span text:style-name="T14">&gt;</text:span><text:span text:style-name="T1"> </text:span><text:span text:style-name="T16">10</text:span><text:span text:style-name="T1">))</text:span></text:p>
      <text:p text:style-name="P6"><text:span text:style-name="T1"><text:s text:c="4"/>{</text:span></text:p>
      <text:p text:style-name="P6"><text:span text:style-name="T1"><text:s text:c="8"/>printf(</text:span><text:span text:style-name="T18">"Incorrect arguments</text:span><text:span text:style-name="T19">\n</text:span><text:span text:style-name="T18">Check readme for argument details</text:span><text:span text:style-name="T19">\n</text:span><text:span text:style-name="T18">"</text:span><text:span text:style-name="T1">);</text:span></text:p>
      <text:p text:style-name="P6"><text:span text:style-name="T1"><text:s text:c="8"/></text:span><text:span text:style-name="T9">return</text:span><text:span text:style-name="T1"> </text:span><text:span text:style-name="T14">-</text:span><text:span text:style-name="T16">1</text:span><text:span text:style-name="T1">;</text:span></text:p>
      <text:p text:style-name="P6"><text:span text:style-name="T1"><text:s text:c="4"/>}</text:span></text:p>
      <text:p text:style-name="P5"/>
      <text:p text:style-name="P6"><text:span text:style-name="T1"><text:s text:c="4"/></text:span><text:span text:style-name="T5">//initilize containers</text:span></text:p>
      <text:p text:style-name="P6"><text:span text:style-name="T1"><text:s text:c="4"/>fromFileQueue </text:span><text:span text:style-name="T14">=</text:span><text:span text:style-name="T1"> createQueue();</text:span></text:p>
      <text:p text:style-name="P6"><text:span text:style-name="T1"><text:s text:c="4"/>readyQueue </text:span><text:span text:style-name="T14">=</text:span><text:span text:style-name="T1"> createQueue();</text:span></text:p>
      <text:p text:style-name="P5"/>
      <text:p text:style-name="P6"><text:span text:style-name="T1"><text:s text:c="4"/></text:span><text:span text:style-name="T9">if</text:span><text:span text:style-name="T1">(readFile(argv[</text:span><text:span text:style-name="T16">1</text:span><text:span text:style-name="T1">], fromFileQueue) </text:span><text:span text:style-name="T14">!=</text:span><text:span text:style-name="T1"> </text:span><text:span text:style-name="T16">0</text:span><text:span text:style-name="T1">)</text:span></text:p>
      <text:p text:style-name="P6"><text:span text:style-name="T1"><text:s text:c="4"/>{</text:span></text:p>
      <text:p text:style-name="P6"><text:span text:style-name="T1"><text:s text:c="4"/><text:tab/>freeQueue(fromFileQueue, </text:span><text:span text:style-name="T16">0</text:span><text:span text:style-name="T1">);</text:span></text:p>
      <text:p text:style-name="P6"><text:span text:style-name="T1"><text:s text:c="4"/><text:tab/>freeQueue(readyQueue, </text:span><text:span text:style-name="T16">0</text:span><text:span text:style-name="T1">);</text:span></text:p>
      <text:p text:style-name="P6"><text:span text:style-name="T1"><text:s text:c="4"/><text:tab/></text:span><text:span text:style-name="T9">return</text:span><text:span text:style-name="T1"> </text:span><text:span text:style-name="T14">-</text:span><text:span text:style-name="T16">1</text:span><text:span text:style-name="T1">;</text:span><text:span text:style-name="T5">//unsuccessful read should end</text:span></text:p>
      <text:p text:style-name="P6"><text:span text:style-name="T1"><text:s text:c="4"/>}</text:span></text:p>
      <text:p text:style-name="P5"/>
      <text:p text:style-name="P6"><text:span text:style-name="T1"><text:s text:c="4"/></text:span><text:span text:style-name="T5">//total number of tasks from task_file global var</text:span></text:p>
      <text:p text:style-name="P6"><text:span text:style-name="T1"><text:s text:c="4"/>fileSize </text:span><text:span text:style-name="T14">=</text:span><text:span text:style-name="T1"> fromFileQueue</text:span><text:span text:style-name="T14">-&gt;</text:span><text:span text:style-name="T1">length;</text:span></text:p>
      <text:p text:style-name="P5"/>
      <text:p text:style-name="P6"><text:span text:style-name="T1"><text:s text:c="4"/></text:span><text:span text:style-name="T5">//wipe previous log to prevent appending</text:span></text:p>
      <text:p text:style-name="P6"><text:span text:style-name="T1"><text:s text:c="4"/>wipeLog(simLog);</text:span></text:p>
      <text:p text:style-name="P5"/>
      <text:p text:style-name="P6"><text:span text:style-name="T1"><text:s text:c="4"/></text:span><text:span text:style-name="T5">//initialise mutex and condition vars</text:span></text:p>
      <text:p text:style-name="P6"><text:span text:style-name="T1"><text:s text:c="4"/>pthread_mutex_init(</text:span><text:span text:style-name="T14">&amp;</text:span><text:span text:style-name="T1">mutex, </text:span><text:span text:style-name="T8">NULL</text:span><text:span text:style-name="T1">);</text:span></text:p>
      <text:p text:style-name="P6"><text:span text:style-name="T1"><text:s text:c="4"/>pthread_cond_init(</text:span><text:span text:style-name="T14">&amp;</text:span><text:span text:style-name="T1">full, </text:span><text:span text:style-name="T8">NULL</text:span><text:span text:style-name="T1">);</text:span></text:p>
      <text:p text:style-name="P6"><text:span text:style-name="T1"><text:s text:c="4"/>pthread_cond_init(</text:span><text:span text:style-name="T14">&amp;</text:span><text:span text:style-name="T1">empty, </text:span><text:span text:style-name="T8">NULL</text:span><text:span text:style-name="T1">);</text:span></text:p>
      <text:p text:style-name="P5"/>
      <text:p text:style-name="P6"><text:span text:style-name="T1"><text:s text:c="4"/></text:span><text:span text:style-name="T5">//task thread creation</text:span></text:p>
      <text:p text:style-name="P6"><text:span text:style-name="T1"><text:s text:c="4"/>pthread_create(</text:span><text:span text:style-name="T14">&amp;</text:span><text:span text:style-name="T1">task_thread, </text:span><text:span text:style-name="T8">NULL</text:span><text:span text:style-name="T1">, </text:span><text:span text:style-name="T14">&amp;</text:span><text:span text:style-name="T1">task, </text:span><text:span text:style-name="T8">NULL</text:span><text:span text:style-name="T1">);</text:span></text:p>
      <text:p text:style-name="P5"/>
      <text:p text:style-name="P6"><text:soft-page-break/><text:span text:style-name="T1"><text:s text:c="4"/></text:span><text:span text:style-name="T5">//cpu threads creation</text:span></text:p>
      <text:p text:style-name="P6"><text:span text:style-name="T1"><text:s text:c="4"/>pthread_create( </text:span><text:span text:style-name="T14">&amp;</text:span><text:span text:style-name="T1">cpu1, </text:span><text:span text:style-name="T8">NULL</text:span><text:span text:style-name="T1">, </text:span><text:span text:style-name="T14">&amp;</text:span><text:span text:style-name="T1">cpu, (</text:span><text:span text:style-name="T12">void</text:span><text:span text:style-name="T14">*</text:span><text:span text:style-name="T1">) name1);</text:span></text:p>
      <text:p text:style-name="P6"><text:span text:style-name="T1"><text:s text:c="4"/>pthread_create(</text:span><text:span text:style-name="T14">&amp;</text:span><text:span text:style-name="T1">cpu2, </text:span><text:span text:style-name="T8">NULL</text:span><text:span text:style-name="T1">, </text:span><text:span text:style-name="T14">&amp;</text:span><text:span text:style-name="T1">cpu, (</text:span><text:span text:style-name="T12">void</text:span><text:span text:style-name="T14">*</text:span><text:span text:style-name="T1">) name2);</text:span></text:p>
      <text:p text:style-name="P6"><text:span text:style-name="T1"><text:s text:c="4"/>pthread_create(</text:span><text:span text:style-name="T14">&amp;</text:span><text:span text:style-name="T1">cpu3, </text:span><text:span text:style-name="T8">NULL</text:span><text:span text:style-name="T1">, </text:span><text:span text:style-name="T14">&amp;</text:span><text:span text:style-name="T1">cpu, (</text:span><text:span text:style-name="T12">void</text:span><text:span text:style-name="T14">*</text:span><text:span text:style-name="T1">) name3);</text:span></text:p>
      <text:p text:style-name="P5"/>
      <text:p text:style-name="P6"><text:span text:style-name="T1"><text:s text:c="4"/></text:span><text:span text:style-name="T5">//start threads</text:span></text:p>
      <text:p text:style-name="P6"><text:span text:style-name="T1"><text:s text:c="4"/>pthread_join(task_thread, </text:span><text:span text:style-name="T8">NULL</text:span><text:span text:style-name="T1">);</text:span></text:p>
      <text:p text:style-name="P6"><text:span text:style-name="T1"><text:s text:c="4"/>pthread_join(cpu1, </text:span><text:span text:style-name="T8">NULL</text:span><text:span text:style-name="T1">);</text:span></text:p>
      <text:p text:style-name="P6"><text:span text:style-name="T1"><text:s text:c="4"/>pthread_join(cpu2, </text:span><text:span text:style-name="T8">NULL</text:span><text:span text:style-name="T1">);</text:span></text:p>
      <text:p text:style-name="P6"><text:span text:style-name="T1"><text:s text:c="4"/>pthread_join(cpu3, </text:span><text:span text:style-name="T8">NULL</text:span><text:span text:style-name="T1">);</text:span></text:p>
      <text:p text:style-name="P5"/>
      <text:p text:style-name="P6"><text:span text:style-name="T1"><text:s text:c="4"/>pthread_mutex_destroy(</text:span><text:span text:style-name="T14">&amp;</text:span><text:span text:style-name="T1">mutex);</text:span></text:p>
      <text:p text:style-name="P6"><text:span text:style-name="T1"><text:s text:c="4"/>pthread_cond_destroy(</text:span><text:span text:style-name="T14">&amp;</text:span><text:span text:style-name="T1">full);</text:span></text:p>
      <text:p text:style-name="P6"><text:span text:style-name="T1"><text:s text:c="4"/>pthread_cond_destroy(</text:span><text:span text:style-name="T14">&amp;</text:span><text:span text:style-name="T1">empty);</text:span></text:p>
      <text:p text:style-name="P5"/>
      <text:p text:style-name="P6"><text:span text:style-name="T1"><text:s text:c="4"/></text:span><text:span text:style-name="T5">//free containers from memory</text:span></text:p>
      <text:p text:style-name="P6"><text:span text:style-name="T1"><text:s text:c="4"/>freeQueue(fromFileQueue, </text:span><text:span text:style-name="T16">0</text:span><text:span text:style-name="T1">);</text:span></text:p>
      <text:p text:style-name="P6"><text:span text:style-name="T1"><text:s text:c="4"/>freeQueue(readyQueue, </text:span><text:span text:style-name="T16">0</text:span><text:span text:style-name="T1">);</text:span></text:p>
      <text:p text:style-name="P5"/>
      <text:p text:style-name="P6"><text:span text:style-name="T1"><text:s text:c="4"/></text:span><text:span text:style-name="T5">//output end stats the num_task, waiting and turn around stats to screen and file</text:span></text:p>
      <text:p text:style-name="P6"><text:span text:style-name="T1"><text:s text:c="4"/>taskTimeStats();</text:span></text:p>
      <text:p text:style-name="P5"/>
      <text:p text:style-name="P6"><text:span text:style-name="T1"><text:s text:c="4"/></text:span><text:span text:style-name="T9">return</text:span><text:span text:style-name="T1"> </text:span><text:span text:style-name="T16">0</text:span><text:span text:style-name="T1">;</text:span></text:p>
      <text:p text:style-name="P6"><text:span text:style-name="T1">}</text:span></text:p>
      <text:p text:style-name="P5"/>
      <text:p text:style-name="P6"><text:span text:style-name="T5">/**</text:span></text:p>
      <text:p text:style-name="P6"><text:span text:style-name="T5"><text:s/>*task method</text:span></text:p>
      <text:p text:style-name="P6"><text:span text:style-name="T5"><text:s/>*PURPPOSE: used by the task thread to add tasks to ready queue</text:span></text:p>
      <text:p text:style-name="P6"><text:span text:style-name="T5"><text:s/>*/</text:span></text:p>
      <text:p text:style-name="P6"><text:span text:style-name="T12">void</text:span><text:span text:style-name="T14">*</text:span><text:span text:style-name="T1"> </text:span><text:span text:style-name="T22">task</text:span><text:span text:style-name="T1">(</text:span><text:span text:style-name="T12">void</text:span><text:span text:style-name="T1"> </text:span><text:span text:style-name="T14">*</text:span><text:span text:style-name="T1">arg)</text:span></text:p>
      <text:p text:style-name="P6"><text:span text:style-name="T1">{</text:span></text:p>
      <text:p text:style-name="P6"><text:span text:style-name="T1"><text:s text:c="4"/></text:span><text:span text:style-name="T12">int</text:span><text:span text:style-name="T1"> now_hr </text:span><text:span text:style-name="T14">=</text:span><text:span text:style-name="T1"> </text:span><text:span text:style-name="T16">0</text:span><text:span text:style-name="T1">, now_min </text:span><text:span text:style-name="T14">=</text:span><text:span text:style-name="T1"> </text:span><text:span text:style-name="T16">0</text:span><text:span text:style-name="T1">, now_sec </text:span><text:span text:style-name="T14">=</text:span><text:span text:style-name="T1"> </text:span><text:span text:style-name="T16">0</text:span><text:span text:style-name="T1">, i, spaceLeft, concat;</text:span></text:p>
      <text:p text:style-name="P6"><text:span text:style-name="T1"><text:s text:c="4"/></text:span><text:span text:style-name="T12">char</text:span><text:span text:style-name="T1"> summary[</text:span><text:span text:style-name="T16">200</text:span><text:span text:style-name="T1">];</text:span></text:p>
      <text:p text:style-name="P5"/>
      <text:p text:style-name="P6"><text:span text:style-name="T1"><text:s text:c="4"/>process </text:span><text:span text:style-name="T14">*</text:span><text:span text:style-name="T1">task1, </text:span><text:span text:style-name="T14">*</text:span><text:span text:style-name="T1">task2 ;</text:span></text:p>
      <text:p text:style-name="P5"/>
      <text:p text:style-name="P6"><text:span text:style-name="T1"><text:s text:c="4"/></text:span><text:span text:style-name="T9">while</text:span><text:span text:style-name="T1">(</text:span><text:span text:style-name="T14">!</text:span><text:span text:style-name="T1">queueEmpty(fromFileQueue))</text:span></text:p>
      <text:p text:style-name="P6"><text:span text:style-name="T1"><text:s text:c="4"/>{</text:span></text:p>
      <text:p text:style-name="P6"><text:span text:style-name="T1"><text:tab/><text:tab/></text:span></text:p>
      <text:p text:style-name="P6"><text:span text:style-name="T1"><text:s text:c="8"/>pthread_mutex_lock(</text:span><text:span text:style-name="T14">&amp;</text:span><text:span text:style-name="T1">mutex);</text:span><text:span text:style-name="T5">//lock thread to prevent to incorrect processing</text:span></text:p>
      <text:p text:style-name="P6"><text:span text:style-name="T1"><text:s text:c="8"/></text:span><text:span text:style-name="T5">//task thread is the only thread able access ready queue until unlock</text:span></text:p>
      <text:p text:style-name="P5"/>
      <text:p text:style-name="P6"><text:span text:style-name="T1"><text:s text:c="8"/>task1 </text:span><text:span text:style-name="T14">=</text:span><text:span text:style-name="T1"> dequeue(fromFileQueue);</text:span></text:p>
      <text:p text:style-name="P5"/>
      <text:p text:style-name="P6"><text:span text:style-name="T1"><text:s text:c="8"/></text:span><text:span text:style-name="T5">//wait for cpu to consume if buffer limit reached</text:span></text:p>
      <text:p text:style-name="P6"><text:span text:style-name="T1"><text:s text:c="8"/></text:span><text:span text:style-name="T9">while</text:span><text:span text:style-name="T1">(readyQueue</text:span><text:span text:style-name="T14">-&gt;</text:span><text:span text:style-name="T1">length </text:span><text:span text:style-name="T14">==</text:span><text:span text:style-name="T1"> bufferLimit)</text:span></text:p>
      <text:p text:style-name="P6"><text:span text:style-name="T1"><text:s text:c="8"/>{</text:span></text:p>
      <text:p text:style-name="P6"><text:span text:style-name="T1"><text:s text:c="12"/>printf(</text:span><text:span text:style-name="T18">"task waiting for cpus to consume %d length </text:span><text:span text:style-name="T19">\n\n</text:span><text:span text:style-name="T18">"</text:span><text:span text:style-name="T1">, readyQueue</text:span><text:span text:style-name="T14">-&gt;</text:span><text:span text:style-name="T1">length);</text:span></text:p>
      <text:p text:style-name="P6"><text:span text:style-name="T1"><text:s text:c="12"/>pthread_cond_wait(</text:span><text:span text:style-name="T14">&amp;</text:span><text:span text:style-name="T1">empty, </text:span><text:span text:style-name="T14">&amp;</text:span><text:span text:style-name="T1">mutex);</text:span></text:p>
      <text:p text:style-name="P6"><text:span text:style-name="T1"><text:s text:c="8"/>}</text:span></text:p>
      <text:p text:style-name="P5"/>
      <text:p text:style-name="P6"><text:span text:style-name="T1"><text:s text:c="8"/>printf(</text:span><text:span text:style-name="T18">"*******Task thread inputting*******</text:span><text:span text:style-name="T19">\n\n</text:span><text:span text:style-name="T18">"</text:span><text:span text:style-name="T1">);</text:span></text:p>
      <text:p text:style-name="P5"/>
      <text:p text:style-name="P6"><text:span text:style-name="T1"><text:s text:c="8"/></text:span><text:span text:style-name="T5">//critical section for queueing, task can only access ready when lock cpus cannot</text:span></text:p>
      <text:p text:style-name="P6"><text:span text:style-name="T1"><text:s text:c="8"/>getTime(</text:span><text:span text:style-name="T14">&amp;</text:span><text:span text:style-name="T1">(task1</text:span><text:span text:style-name="T14">-&gt;</text:span><text:span text:style-name="T1">arrive_hr), </text:span><text:span text:style-name="T14">&amp;</text:span><text:span text:style-name="T1">(task1</text:span><text:span text:style-name="T14">-&gt;</text:span><text:span text:style-name="T1">arrive_min), </text:span><text:span text:style-name="T14">&amp;</text:span><text:span text:style-name="T1">(task1</text:span><text:span text:style-name="T14">-&gt;</text:span><text:span text:style-name="T1">arrive_sec));</text:span><text:span text:style-name="T5">//get current time</text:span></text:p>
      <text:p text:style-name="P6"><text:span text:style-name="T1"><text:s text:c="8"/>enqueue(readyQueue, task1);</text:span></text:p>
      <text:p text:style-name="P5"/>
      <text:p text:style-name="P6"><text:span text:style-name="T1"><text:s text:c="8"/></text:span><text:span text:style-name="T5">//output task statistics to screen and file</text:span></text:p>
      <text:p text:style-name="P6"><text:span text:style-name="T1"><text:s text:c="8"/>taskThreadStats(task1);</text:span></text:p>
      <text:p text:style-name="P5"/>
      <text:p text:style-name="P6"><text:span text:style-name="T1"><text:s text:c="8"/></text:span><text:span text:style-name="T5">//calculate the space left in ready queue</text:span></text:p>
      <text:p text:style-name="P6"><text:span text:style-name="T1"><text:s text:c="8"/>spaceLeft </text:span><text:span text:style-name="T14">=</text:span><text:span text:style-name="T1"> bufferLimit </text:span><text:span text:style-name="T14">-</text:span><text:span text:style-name="T1"> readyQueue</text:span><text:span text:style-name="T14">-&gt;</text:span><text:span text:style-name="T1">length;</text:span></text:p>
      <text:p text:style-name="P6"><text:span text:style-name="T1"><text:s text:c="8"/></text:span><text:span text:style-name="T5">/*buffer size must be greater 1 in order to get 2 tasks</text:span></text:p>
      <text:p text:style-name="P6"><text:span text:style-name="T5"><text:s text:c="9"/>*file queue cannot be empty after task1 dequeue</text:span></text:p>
      <text:p text:style-name="P6"><text:span text:style-name="T5"><text:s text:c="9"/>*space left must be greater than 0 otherwise ready queue 1 task above buffer limit </text:span></text:p>
      <text:p text:style-name="P6"><text:span text:style-name="T5"><text:s text:c="9"/>*/</text:span></text:p>
      <text:p text:style-name="P6"><text:span text:style-name="T1"><text:s text:c="8"/></text:span><text:span text:style-name="T9">if</text:span><text:span text:style-name="T1">(bufferLimit </text:span><text:span text:style-name="T14">&gt;</text:span><text:span text:style-name="T1"> </text:span><text:span text:style-name="T16">1</text:span><text:span text:style-name="T1"> </text:span><text:span text:style-name="T14">&amp;&amp;</text:span><text:span text:style-name="T1"> </text:span><text:span text:style-name="T14">!</text:span><text:span text:style-name="T1">queueEmpty(fromFileQueue) </text:span><text:span text:style-name="T14">&amp;&amp;</text:span><text:span text:style-name="T1"> spaceLeft </text:span><text:span text:style-name="T14">&gt;</text:span><text:span text:style-name="T1"> </text:span><text:span text:style-name="T16">0</text:span><text:span text:style-name="T1">)</text:span></text:p>
      <text:p text:style-name="P6"><text:span text:style-name="T1"><text:s text:c="8"/>{</text:span></text:p>
      <text:p text:style-name="P6"><text:span text:style-name="T1"><text:s text:c="12"/>printf(</text:span><text:span text:style-name="T18">"*******adding second task*******</text:span><text:span text:style-name="T19">\n</text:span><text:span text:style-name="T18">"</text:span><text:span text:style-name="T1">);</text:span></text:p>
      <text:p text:style-name="P6"><text:span text:style-name="T1"><text:s text:c="12"/>task2 </text:span><text:span text:style-name="T14">=</text:span><text:span text:style-name="T1"> dequeue(fromFileQueue);</text:span></text:p>
      <text:p text:style-name="P6"><text:span text:style-name="T1"><text:s text:c="12"/>getTime(</text:span><text:span text:style-name="T14">&amp;</text:span><text:span text:style-name="T1">(task2</text:span><text:span text:style-name="T14">-&gt;</text:span><text:span text:style-name="T1">arrive_hr), </text:span><text:span text:style-name="T14">&amp;</text:span><text:span text:style-name="T1">(task2</text:span><text:span text:style-name="T14">-&gt;</text:span><text:span text:style-name="T1">arrive_min), </text:span><text:span text:style-name="T14">&amp;</text:span><text:span text:style-name="T1">(task2</text:span><text:span text:style-name="T14">-&gt;</text:span><text:span text:style-name="T1">arrive_sec));</text:span><text:span text:style-name="T5">//get current time</text:span></text:p>
      <text:p text:style-name="P6"><text:span text:style-name="T1"><text:s text:c="12"/>enqueue(readyQueue, task2);</text:span></text:p>
      <text:p text:style-name="P5"/>
      <text:p text:style-name="P6"><text:span text:style-name="T1"><text:s text:c="12"/></text:span><text:span text:style-name="T5">//output task threads stat for queueing of 2nd task</text:span></text:p>
      <text:p text:style-name="P6"><text:soft-page-break/><text:span text:style-name="T1"><text:s text:c="12"/>taskThreadStats(task2);</text:span></text:p>
      <text:p text:style-name="P6"><text:span text:style-name="T1"><text:s text:c="8"/>}</text:span></text:p>
      <text:p text:style-name="P5"/>
      <text:p text:style-name="P6"><text:span text:style-name="T1"><text:s text:c="8"/>printf(</text:span><text:span text:style-name="T18">"current ready queue size after task thread put tasks: %d</text:span><text:span text:style-name="T19">\n\n</text:span><text:span text:style-name="T18">"</text:span><text:span text:style-name="T1">, readyQueue</text:span><text:span text:style-name="T14">-&gt;</text:span><text:span text:style-name="T1">length);</text:span></text:p>
      <text:p text:style-name="P5"/>
      <text:p text:style-name="P6"><text:span text:style-name="T1"><text:s text:c="8"/>pthread_cond_signal(</text:span><text:span text:style-name="T14">&amp;</text:span><text:span text:style-name="T1">full);</text:span><text:span text:style-name="T5">//signal that processes are available in readyqueue</text:span></text:p>
      <text:p text:style-name="P6"><text:span text:style-name="T1"><text:s text:c="8"/>pthread_mutex_unlock(</text:span><text:span text:style-name="T14">&amp;</text:span><text:span text:style-name="T1">mutex);</text:span><text:span text:style-name="T5">//unlock mutex after done enqueueing</text:span></text:p>
      <text:p text:style-name="P5"/>
      <text:p text:style-name="P6"><text:span text:style-name="T1"><text:s text:c="4"/>}</text:span></text:p>
      <text:p text:style-name="P5"/>
      <text:p text:style-name="P6"><text:span text:style-name="T1"><text:s text:c="4"/></text:span><text:span text:style-name="T5">/*Since there are 3 cpus, 1 cpu may block forever if there less than 3 tasks from file</text:span></text:p>
      <text:p text:style-name="P6"><text:span text:style-name="T5"><text:s text:c="5"/>*task thread cannot signal in critical section once done, so loop to release any cpu blocked</text:span></text:p>
      <text:p text:style-name="P6"><text:span text:style-name="T5"><text:s text:c="5"/>*This is to prevent deadlock</text:span></text:p>
      <text:p text:style-name="P6"><text:span text:style-name="T5"><text:s text:c="5"/>*/</text:span></text:p>
      <text:p text:style-name="P6"><text:span text:style-name="T1"><text:s text:c="4"/></text:span><text:span text:style-name="T9">if</text:span><text:span text:style-name="T1">(fileSize </text:span><text:span text:style-name="T14">&lt;</text:span><text:span text:style-name="T1"> </text:span><text:span text:style-name="T16">3</text:span><text:span text:style-name="T1">)</text:span></text:p>
      <text:p text:style-name="P6"><text:span text:style-name="T1"><text:s text:c="4"/>{</text:span></text:p>
      <text:p text:style-name="P6"><text:span text:style-name="T1"><text:s text:c="4"/><text:tab/></text:span><text:span text:style-name="T9">for</text:span><text:span text:style-name="T1">(i </text:span><text:span text:style-name="T14">=</text:span><text:span text:style-name="T1"> </text:span><text:span text:style-name="T16">0</text:span><text:span text:style-name="T1">; i </text:span><text:span text:style-name="T14">&lt;</text:span><text:span text:style-name="T1"> </text:span><text:span text:style-name="T16">3</text:span><text:span text:style-name="T1">; i</text:span><text:span text:style-name="T14">++</text:span><text:span text:style-name="T1">)</text:span></text:p>
      <text:p text:style-name="P6"><text:span text:style-name="T1"><text:s text:c="4"/><text:tab/>{</text:span></text:p>
      <text:p text:style-name="P6"><text:span text:style-name="T1"><text:s text:c="4"/><text:tab/><text:tab/>pthread_cond_signal(</text:span><text:span text:style-name="T14">&amp;</text:span><text:span text:style-name="T1">full);</text:span></text:p>
      <text:p text:style-name="P6"><text:span text:style-name="T1"><text:s text:c="4"/><text:tab/>}</text:span></text:p>
      <text:p text:style-name="P6"><text:span text:style-name="T1"><text:s text:c="4"/>}</text:span></text:p>
      <text:p text:style-name="P5"/>
      <text:p text:style-name="P6"><text:span text:style-name="T1"><text:s text:c="4"/></text:span><text:span text:style-name="T5">//concat string ready to write task thread summary to file and print to screen</text:span></text:p>
      <text:p text:style-name="P6"><text:span text:style-name="T1"><text:s text:c="4"/>concat </text:span><text:span text:style-name="T14">=</text:span><text:span text:style-name="T1"> sprintf(summary, </text:span><text:span text:style-name="T18">"Number of tasks put into Ready-Queue: %d</text:span><text:span text:style-name="T19">\n</text:span><text:span text:style-name="T18">"</text:span><text:span text:style-name="T1">, fileSize);</text:span></text:p>
      <text:p text:style-name="P6"><text:span text:style-name="T1"><text:s text:c="4"/>getTime(</text:span><text:span text:style-name="T14">&amp;</text:span><text:span text:style-name="T1">now_hr, </text:span><text:span text:style-name="T14">&amp;</text:span><text:span text:style-name="T1">now_min, </text:span><text:span text:style-name="T14">&amp;</text:span><text:span text:style-name="T1">now_sec);</text:span></text:p>
      <text:p text:style-name="P6"><text:span text:style-name="T1"><text:s text:c="4"/>concat </text:span><text:span text:style-name="T14">+=</text:span><text:span text:style-name="T1"> sprintf(summary </text:span><text:span text:style-name="T14">+</text:span><text:span text:style-name="T1"> concat, </text:span><text:span text:style-name="T18">"Terminate at time: %d:%d:%d</text:span><text:span text:style-name="T19">\n\n</text:span><text:span text:style-name="T18">"</text:span><text:span text:style-name="T1">, <text:s/>now_hr, now_min, now_sec);</text:span></text:p>
      <text:p text:style-name="P6"><text:span text:style-name="T1"><text:s text:c="4"/>printf(</text:span><text:span text:style-name="T18">"%s"</text:span><text:span text:style-name="T1">, summary);</text:span></text:p>
      <text:p text:style-name="P6"><text:span text:style-name="T1"><text:s text:c="4"/>writeToFile(simLog, summary);</text:span></text:p>
      <text:p text:style-name="P6"><text:span text:style-name="T1"><text:s text:c="4"/></text:span><text:span text:style-name="T9">return</text:span><text:span text:style-name="T1"> </text:span><text:span text:style-name="T8">NULL</text:span><text:span text:style-name="T1">;</text:span></text:p>
      <text:p text:style-name="P5"/>
      <text:p text:style-name="P6"><text:span text:style-name="T1">}</text:span></text:p>
      <text:p text:style-name="P5"/>
      <text:p text:style-name="P6"><text:span text:style-name="T5">/**</text:span></text:p>
      <text:p text:style-name="P6"><text:span text:style-name="T5"><text:s/>*cpu</text:span></text:p>
      <text:p text:style-name="P6"><text:span text:style-name="T5"><text:s/>*PURPOSE: To perform CPU operations</text:span></text:p>
      <text:p text:style-name="P6"><text:span text:style-name="T5"><text:s/>*/</text:span></text:p>
      <text:p text:style-name="P6"><text:span text:style-name="T12">void</text:span><text:span text:style-name="T14">*</text:span><text:span text:style-name="T1"> </text:span><text:span text:style-name="T22">cpu</text:span><text:span text:style-name="T1">(</text:span><text:span text:style-name="T12">void</text:span><text:span text:style-name="T1"> </text:span><text:span text:style-name="T14">*</text:span><text:span text:style-name="T1">arg)</text:span></text:p>
      <text:p text:style-name="P6"><text:span text:style-name="T1">{</text:span></text:p>
      <text:p text:style-name="P6"><text:span text:style-name="T1"><text:s text:c="4"/></text:span><text:span text:style-name="T12">int</text:span><text:span text:style-name="T1"> task_counter;</text:span></text:p>
      <text:p text:style-name="P6"><text:span text:style-name="T1"><text:s text:c="4"/></text:span><text:span text:style-name="T12">char</text:span><text:span text:style-name="T1"> summary[</text:span><text:span text:style-name="T16">50</text:span><text:span text:style-name="T1">];</text:span></text:p>
      <text:p text:style-name="P6"><text:span text:style-name="T1"><text:s text:c="4"/></text:span><text:span text:style-name="T12">char</text:span><text:span text:style-name="T1"> </text:span><text:span text:style-name="T14">*</text:span><text:span text:style-name="T1">cpu_name </text:span><text:span text:style-name="T14">=</text:span><text:span text:style-name="T1"> (</text:span><text:span text:style-name="T12">char</text:span><text:span text:style-name="T14">*</text:span><text:span text:style-name="T1">)arg;</text:span><text:span text:style-name="T5">//get cpu thread name</text:span></text:p>
      <text:p text:style-name="P6"><text:span text:style-name="T1"><text:s text:c="4"/>process</text:span><text:span text:style-name="T14">*</text:span><text:span text:style-name="T1"> task;</text:span></text:p>
      <text:p text:style-name="P5"/>
      <text:p text:style-name="P6"><text:span text:style-name="T1"><text:s text:c="4"/>task_counter </text:span><text:span text:style-name="T14">=</text:span><text:span text:style-name="T1"> </text:span><text:span text:style-name="T16">0</text:span><text:span text:style-name="T1">;</text:span></text:p>
      <text:p text:style-name="P5"/>
      <text:p text:style-name="P6"><text:span text:style-name="T1"><text:s text:c="4"/></text:span><text:span text:style-name="T5">//**check criticalnotEmpty() to see the mutex lock**</text:span></text:p>
      <text:p text:style-name="P6"><text:span text:style-name="T1"><text:s text:c="4"/></text:span><text:span text:style-name="T9">while</text:span><text:span text:style-name="T1">(criticalNotEmpty(cpu_name))</text:span></text:p>
      <text:p text:style-name="P6"><text:span text:style-name="T1"><text:s text:c="4"/>{</text:span></text:p>
      <text:p text:style-name="P6"><text:span text:style-name="T1"><text:s text:c="8"/></text:span><text:span text:style-name="T5">/*if criticalNotEmpty() is true allow 1 cpu that is waiting to </text:span></text:p>
      <text:p text:style-name="P6"><text:span text:style-name="T5"><text:s text:c="9"/>*enter crit section of accessing ready queue</text:span></text:p>
      <text:p text:style-name="P6"><text:span text:style-name="T5"><text:s text:c="9"/>*/</text:span></text:p>
      <text:p text:style-name="P6"><text:span text:style-name="T1"><text:s text:c="8"/>printf(</text:span><text:span text:style-name="T18">"*******%s removing task from ready queue*******</text:span><text:span text:style-name="T19">\n</text:span><text:span text:style-name="T18">"</text:span><text:span text:style-name="T1">, cpu_name);</text:span></text:p>
      <text:p text:style-name="P6"><text:span text:style-name="T1"><text:s text:c="8"/>printf(</text:span><text:span text:style-name="T18">"current %d file queue length</text:span><text:span text:style-name="T19">\n</text:span><text:span text:style-name="T18">"</text:span><text:span text:style-name="T1">, fromFileQueue</text:span><text:span text:style-name="T14">-&gt;</text:span><text:span text:style-name="T1">length);</text:span></text:p>
      <text:p text:style-name="P6"><text:span text:style-name="T1"><text:s text:c="8"/>printf(</text:span><text:span text:style-name="T18">"current %d ready queue length</text:span><text:span text:style-name="T19">\n</text:span><text:span text:style-name="T18">"</text:span><text:span text:style-name="T1">, readyQueue</text:span><text:span text:style-name="T14">-&gt;</text:span><text:span text:style-name="T1">length);</text:span></text:p>
      <text:p text:style-name="P5"/>
      <text:p text:style-name="P6"><text:span text:style-name="T1"><text:s text:c="8"/></text:span><text:span text:style-name="T5">//critical section</text:span></text:p>
      <text:p text:style-name="P6"><text:span text:style-name="T1"><text:s text:c="8"/></text:span><text:span text:style-name="T5">//at least 1 item should be available to dequeue other this loop should've not execute</text:span></text:p>
      <text:p text:style-name="P6"><text:span text:style-name="T1"><text:s text:c="8"/>task </text:span><text:span text:style-name="T14">=</text:span><text:span text:style-name="T1"> dequeue(readyQueue);</text:span></text:p>
      <text:p text:style-name="P5"/>
      <text:p text:style-name="P6"><text:span text:style-name="T1"><text:s text:c="8"/>printf(</text:span><text:span text:style-name="T18">"*******ready queue size is %d after %s dequeues*******</text:span><text:span text:style-name="T19">\n</text:span><text:span text:style-name="T18">"</text:span><text:span text:style-name="T1">, readyQueue</text:span><text:span text:style-name="T14">-&gt;</text:span><text:span text:style-name="T1">length, cpu_name);</text:span></text:p>
      <text:p text:style-name="P6"><text:span text:style-name="T1"><text:s text:c="8"/></text:span><text:span text:style-name="T5">//calculate the wait and turn around time</text:span></text:p>
      <text:p text:style-name="P6"><text:span text:style-name="T1"><text:s text:c="8"/>getTime(</text:span><text:span text:style-name="T14">&amp;</text:span><text:span text:style-name="T1">(task</text:span><text:span text:style-name="T14">-&gt;</text:span><text:span text:style-name="T1">serv_hr), </text:span><text:span text:style-name="T14">&amp;</text:span><text:span text:style-name="T1">(task</text:span><text:span text:style-name="T14">-&gt;</text:span><text:span text:style-name="T1">serv_min), </text:span><text:span text:style-name="T14">&amp;</text:span><text:span text:style-name="T1">(task</text:span><text:span text:style-name="T14">-&gt;</text:span><text:span text:style-name="T1">serv_sec));</text:span></text:p>
      <text:p text:style-name="P6"><text:span text:style-name="T1"><text:s text:c="8"/>calcWaitTime(task);</text:span></text:p>
      <text:p text:style-name="P6"><text:span text:style-name="T1"><text:s text:c="8"/>calcTurnAround(task);</text:span></text:p>
      <text:p text:style-name="P5"/>
      <text:p text:style-name="P6"><text:span text:style-name="T1"><text:s text:c="8"/></text:span><text:span text:style-name="T5">//output cpu serving task stats</text:span></text:p>
      <text:p text:style-name="P6"><text:span text:style-name="T1"><text:s text:c="8"/>cpuThreadStats(task, cpu_name, SERVING);</text:span></text:p>
      <text:p text:style-name="P5"/>
      <text:p text:style-name="P6"><text:span text:style-name="T1"><text:s text:c="8"/>pthread_cond_signal(</text:span><text:span text:style-name="T14">&amp;</text:span><text:span text:style-name="T1">empty);</text:span></text:p>
      <text:p text:style-name="P6"><text:span text:style-name="T1"><text:s text:c="8"/>pthread_mutex_unlock(</text:span><text:span text:style-name="T14">&amp;</text:span><text:span text:style-name="T1">mutex);</text:span><text:span text:style-name="T5">//release lock now, cpu will now consume</text:span></text:p>
      <text:p text:style-name="P6"><text:span text:style-name="T1"><text:s text:c="37"/></text:span><text:span text:style-name="T5">//no longer need lock since task out of ready queue<text:tab/><text:tab/></text:span></text:p>
      <text:p text:style-name="P5"/>
      <text:p text:style-name="P6"><text:span text:style-name="T1"><text:s text:c="8"/></text:span><text:span text:style-name="T5">//remainder section aka consuming</text:span></text:p>
      <text:p text:style-name="P6"><text:span text:style-name="T1"><text:s text:c="8"/>printf(</text:span><text:span text:style-name="T18">"*******%s is consuming*******</text:span><text:span text:style-name="T19">\n\n</text:span><text:span text:style-name="T18">"</text:span><text:span text:style-name="T1">, cpu_name);</text:span></text:p>
      <text:p text:style-name="P6"><text:soft-page-break/><text:span text:style-name="T1"><text:s text:c="8"/>sleep(task</text:span><text:span text:style-name="T14">-&gt;</text:span><text:span text:style-name="T1">cpu_burst);</text:span></text:p>
      <text:p text:style-name="P6"><text:span text:style-name="T1"><text:s text:c="8"/>getTime(</text:span><text:span text:style-name="T14">&amp;</text:span><text:span text:style-name="T1">(task</text:span><text:span text:style-name="T14">-&gt;</text:span><text:span text:style-name="T1">comp_hr), </text:span><text:span text:style-name="T14">&amp;</text:span><text:span text:style-name="T1">(task</text:span><text:span text:style-name="T14">-&gt;</text:span><text:span text:style-name="T1">comp_min), </text:span><text:span text:style-name="T14">&amp;</text:span><text:span text:style-name="T1">(task</text:span><text:span text:style-name="T14">-&gt;</text:span><text:span text:style-name="T1">comp_sec));</text:span></text:p>
      <text:p text:style-name="P6"><text:span text:style-name="T1"><text:s text:c="8"/>task_counter</text:span><text:span text:style-name="T14">++</text:span><text:span text:style-name="T1">;</text:span><text:span text:style-name="T5">//count task for current thread</text:span></text:p>
      <text:p text:style-name="P6"><text:span text:style-name="T1"><text:s text:c="8"/>num_tasks</text:span><text:span text:style-name="T14">++</text:span><text:span text:style-name="T1">;</text:span><text:span text:style-name="T5">//count task for global</text:span></text:p>
      <text:p text:style-name="P5"/>
      <text:p text:style-name="P6"><text:span text:style-name="T1"><text:s text:c="8"/></text:span><text:span text:style-name="T5">//output cpu completion task stats</text:span></text:p>
      <text:p text:style-name="P6"><text:span text:style-name="T1"><text:s text:c="8"/>cpuThreadStats(task, cpu_name, DONE);</text:span></text:p>
      <text:p text:style-name="P5"/>
      <text:p text:style-name="P6"><text:span text:style-name="T1"><text:s text:c="8"/>free(task);</text:span></text:p>
      <text:p text:style-name="P6"><text:span text:style-name="T1"><text:s text:c="4"/>}</text:span></text:p>
      <text:p text:style-name="P5"/>
      <text:p text:style-name="P6"><text:span text:style-name="T1"><text:s text:c="4"/>printf(</text:span><text:span text:style-name="T18">"*******CPU Termination********</text:span><text:span text:style-name="T19">\n</text:span><text:span text:style-name="T18">"</text:span><text:span text:style-name="T1">);</text:span></text:p>
      <text:p text:style-name="P6"><text:span text:style-name="T1"><text:s text:c="4"/>sprintf(summary,</text:span><text:span text:style-name="T18">"%s terminates after servicing %d tasks</text:span><text:span text:style-name="T19">\n\n</text:span><text:span text:style-name="T18">"</text:span><text:span text:style-name="T1">, cpu_name, task_counter);</text:span></text:p>
      <text:p text:style-name="P6"><text:span text:style-name="T1"><text:s text:c="4"/>printf(</text:span><text:span text:style-name="T18">"%s"</text:span><text:span text:style-name="T1">, summary);</text:span></text:p>
      <text:p text:style-name="P6"><text:span text:style-name="T1"><text:s text:c="4"/>writeToFile(simLog, summary);</text:span></text:p>
      <text:p text:style-name="P5"/>
      <text:p text:style-name="P6"><text:span text:style-name="T1"><text:s text:c="4"/>pthread_mutex_unlock(</text:span><text:span text:style-name="T14">&amp;</text:span><text:span text:style-name="T1">mutex);</text:span><text:span text:style-name="T5">//unlock lock set by criticalNotEmpty(), no tasks at this point.</text:span></text:p>
      <text:p text:style-name="P5"/>
      <text:p text:style-name="P6"><text:span text:style-name="T1"><text:s text:c="4"/></text:span><text:span text:style-name="T9">return</text:span><text:span text:style-name="T1"> </text:span><text:span text:style-name="T8">NULL</text:span><text:span text:style-name="T1">;</text:span></text:p>
      <text:p text:style-name="P6"><text:span text:style-name="T1">}</text:span></text:p>
      <text:p text:style-name="P5"/>
      <text:p text:style-name="P6"><text:span text:style-name="T5">/*</text:span></text:p>
      <text:p text:style-name="P6"><text:span text:style-name="T5"><text:s/>*criticalNotEmpty function checks if cpu can enter the critical section</text:span></text:p>
      <text:p text:style-name="P6"><text:span text:style-name="T5"><text:s/>*only if ready queue is not empty and file queue still has task</text:span></text:p>
      <text:p text:style-name="P6"><text:span text:style-name="T5"><text:s/>*IMPORT: cpu's name</text:span></text:p>
      <text:p text:style-name="P6"><text:span text:style-name="T5"><text:s/>*EXPORT: integer flag indicating ready and file queue is empty(0) or not(1)</text:span></text:p>
      <text:p text:style-name="P6"><text:span text:style-name="T5"><text:s/>*/</text:span></text:p>
      <text:p text:style-name="P6"><text:span text:style-name="T12">int</text:span><text:span text:style-name="T1"> </text:span><text:span text:style-name="T22">criticalNotEmpty</text:span><text:span text:style-name="T1">(</text:span><text:span text:style-name="T12">char</text:span><text:span text:style-name="T1"> </text:span><text:span text:style-name="T14">*</text:span><text:span text:style-name="T1">nameCpu)</text:span></text:p>
      <text:p text:style-name="P6"><text:span text:style-name="T1">{</text:span></text:p>
      <text:p text:style-name="P6"><text:span text:style-name="T1"><text:s text:c="4"/></text:span><text:span text:style-name="T12">int</text:span><text:span text:style-name="T1"> notEmpty </text:span><text:span text:style-name="T14">=</text:span><text:span text:style-name="T1"> </text:span><text:span text:style-name="T16">0</text:span><text:span text:style-name="T1">;</text:span></text:p>
      <text:p text:style-name="P5"/>
      <text:p text:style-name="P6"><text:span text:style-name="T1"><text:s text:c="4"/>pthread_mutex_lock(</text:span><text:span text:style-name="T14">&amp;</text:span><text:span text:style-name="T1">mutex);<text:tab/></text:span><text:span text:style-name="T5">//one cpu hold lock at a time, enforce mutual exclusion</text:span></text:p>
      <text:p text:style-name="P6"><text:span text:style-name="T1"><text:s text:c="4"/></text:span><text:span text:style-name="T5">/*this is critical section for cpu thread, must ensure that each cpu (one at a time)</text:span></text:p>
      <text:p text:style-name="P6"><text:span text:style-name="T5"><text:s text:c="5"/>*checks the empty status of ready queue and file queue before consuming</text:span></text:p>
      <text:p text:style-name="P6"><text:span text:style-name="T5"><text:s text:c="5"/>*this prevent cpu from entering loop and dequeing when previously another </text:span></text:p>
      <text:p text:style-name="P6"><text:span text:style-name="T5"><text:s text:c="5"/>*cpu task has just dequeued (RACE CONDITION)</text:span></text:p>
      <text:p text:style-name="P6"><text:span text:style-name="T5"><text:s text:c="5"/>*/</text:span></text:p>
      <text:p text:style-name="P5"/>
      <text:p text:style-name="P6"><text:span text:style-name="T1"><text:s text:c="4"/></text:span><text:span text:style-name="T5">//ready queue is empty but file queue still has tasks wait for task thread</text:span></text:p>
      <text:p text:style-name="P6"><text:span text:style-name="T1"><text:s text:c="4"/></text:span><text:span text:style-name="T9">while</text:span><text:span text:style-name="T1">(queueEmpty(readyQueue) </text:span><text:span text:style-name="T14">&amp;&amp;</text:span><text:span text:style-name="T1"> </text:span><text:span text:style-name="T14">!</text:span><text:span text:style-name="T1">queueEmpty(fromFileQueue))</text:span></text:p>
      <text:p text:style-name="P6"><text:span text:style-name="T1"><text:s text:c="4"/>{</text:span></text:p>
      <text:p text:style-name="P6"><text:span text:style-name="T1"><text:s text:c="8"/>printf(</text:span><text:span text:style-name="T18">"*******%s waiting for ready queue to have tasks********</text:span><text:span text:style-name="T19">\n</text:span><text:span text:style-name="T18">"</text:span><text:span text:style-name="T1">, nameCpu);</text:span></text:p>
      <text:p text:style-name="P6"><text:span text:style-name="T1"><text:s text:c="8"/>pthread_cond_wait(</text:span><text:span text:style-name="T14">&amp;</text:span><text:span text:style-name="T1">full, </text:span><text:span text:style-name="T14">&amp;</text:span><text:span text:style-name="T1">mutex);</text:span></text:p>
      <text:p text:style-name="P6"><text:span text:style-name="T1"><text:s text:c="4"/>}</text:span></text:p>
      <text:p text:style-name="P5"/>
      <text:p text:style-name="P6"><text:span text:style-name="T1"><text:s text:c="4"/></text:span><text:span text:style-name="T5">//if this is true(1) then task can continue to critcal section to consume</text:span></text:p>
      <text:p text:style-name="P6"><text:span text:style-name="T1"><text:s text:c="4"/></text:span><text:span text:style-name="T5">//we don't need to check if file queue is empty due to wait above</text:span></text:p>
      <text:p text:style-name="P6"><text:span text:style-name="T1"><text:s text:c="4"/></text:span><text:span text:style-name="T5">//task thread would queue more tasks if ready queue is empty but there are still more tasks</text:span></text:p>
      <text:p text:style-name="P6"><text:span text:style-name="T1"><text:s text:c="4"/>notEmpty </text:span><text:span text:style-name="T14">=</text:span><text:span text:style-name="T1"> (</text:span><text:span text:style-name="T14">!</text:span><text:span text:style-name="T1">queueEmpty(readyQueue));</text:span></text:p>
      <text:p text:style-name="P5"/>
      <text:p text:style-name="P6"><text:span text:style-name="T1"><text:s text:c="4"/></text:span><text:span text:style-name="T9">return</text:span><text:span text:style-name="T1"> notEmpty;</text:span></text:p>
      <text:p text:style-name="P6"><text:span text:style-name="T1">}</text:span></text:p>
      <text:p text:style-name="P5"/>
      <text:p text:style-name="P6"><text:span text:style-name="T5">/*</text:span></text:p>
      <text:p text:style-name="P6"><text:span text:style-name="T5"><text:s/>*function to get time on system. Uses C time standard library</text:span></text:p>
      <text:p text:style-name="P6"><text:span text:style-name="T5"><text:s/>*IMPORTS: takes in pointers to integer for hours, minutess and seconds</text:span></text:p>
      <text:p text:style-name="P6"><text:span text:style-name="T5"><text:s/>*/</text:span></text:p>
      <text:p text:style-name="P6"><text:span text:style-name="T12">void</text:span><text:span text:style-name="T1"> </text:span><text:span text:style-name="T22">getTime</text:span><text:span text:style-name="T1">(</text:span><text:span text:style-name="T12">int</text:span><text:span text:style-name="T1"> </text:span><text:span text:style-name="T14">*</text:span><text:span text:style-name="T1">hr, </text:span><text:span text:style-name="T12">int</text:span><text:span text:style-name="T1"> </text:span><text:span text:style-name="T14">*</text:span><text:span text:style-name="T1">min, </text:span><text:span text:style-name="T12">int</text:span><text:span text:style-name="T1"> </text:span><text:span text:style-name="T14">*</text:span><text:span text:style-name="T1">sec)</text:span></text:p>
      <text:p text:style-name="P6"><text:span text:style-name="T1">{</text:span></text:p>
      <text:p text:style-name="P6"><text:span text:style-name="T1"><text:s text:c="4"/></text:span><text:span text:style-name="T12">time_t</text:span><text:span text:style-name="T1"> now;</text:span></text:p>
      <text:p text:style-name="P5"/>
      <text:p text:style-name="P6"><text:span text:style-name="T1"><text:s text:c="4"/>time(</text:span><text:span text:style-name="T14">&amp;</text:span><text:span text:style-name="T1">now);</text:span></text:p>
      <text:p text:style-name="P5"/>
      <text:p text:style-name="P6"><text:span text:style-name="T1"><text:s text:c="4"/></text:span><text:span text:style-name="T9">struct</text:span><text:span text:style-name="T1"> tm </text:span><text:span text:style-name="T14">*</text:span><text:span text:style-name="T1">curTime </text:span><text:span text:style-name="T14">=</text:span><text:span text:style-name="T1"> localtime(</text:span><text:span text:style-name="T14">&amp;</text:span><text:span text:style-name="T1">now);</text:span></text:p>
      <text:p text:style-name="P5"/>
      <text:p text:style-name="P6"><text:span text:style-name="T1"><text:s text:c="4"/></text:span><text:span text:style-name="T14">*</text:span><text:span text:style-name="T1">hr </text:span><text:span text:style-name="T14">=</text:span><text:span text:style-name="T1"> curTime</text:span><text:span text:style-name="T14">-&gt;</text:span><text:span text:style-name="T1">tm_hour;</text:span></text:p>
      <text:p text:style-name="P6"><text:span text:style-name="T1"><text:s text:c="4"/></text:span><text:span text:style-name="T14">*</text:span><text:span text:style-name="T1">min </text:span><text:span text:style-name="T14">=</text:span><text:span text:style-name="T1"> curTime</text:span><text:span text:style-name="T14">-&gt;</text:span><text:span text:style-name="T1">tm_min;</text:span></text:p>
      <text:p text:style-name="P6"><text:span text:style-name="T1"><text:s text:c="4"/></text:span><text:span text:style-name="T14">*</text:span><text:span text:style-name="T1">sec </text:span><text:span text:style-name="T14">=</text:span><text:span text:style-name="T1"> curTime</text:span><text:span text:style-name="T14">-&gt;</text:span><text:span text:style-name="T1">tm_sec;</text:span></text:p>
      <text:p text:style-name="P6"><text:span text:style-name="T1">}</text:span></text:p>
      <text:p text:style-name="P5"/>
      <text:p text:style-name="P6"><text:span text:style-name="T5">/*</text:span></text:p>
      <text:p text:style-name="P6"><text:span text:style-name="T5"><text:s/>*function to output arrival from task thread</text:span></text:p>
      <text:p text:style-name="P6"><text:span text:style-name="T5"><text:s/>*IMPORT: a task</text:span></text:p>
      <text:p text:style-name="P6"><text:span text:style-name="T5"><text:s/>*/</text:span></text:p>
      <text:p text:style-name="P6"><text:soft-page-break/><text:span text:style-name="T12">void</text:span><text:span text:style-name="T1"> </text:span><text:span text:style-name="T22">taskThreadStats</text:span><text:span text:style-name="T1">(process </text:span><text:span text:style-name="T14">*</text:span><text:span text:style-name="T1">task)</text:span></text:p>
      <text:p text:style-name="P6"><text:span text:style-name="T1">{</text:span></text:p>
      <text:p text:style-name="P6"><text:span text:style-name="T1"><text:s text:c="4"/></text:span><text:span text:style-name="T12">int</text:span><text:span text:style-name="T1"> j </text:span><text:span text:style-name="T14">=</text:span><text:span text:style-name="T1"> </text:span><text:span text:style-name="T16">0</text:span><text:span text:style-name="T1">;</text:span></text:p>
      <text:p text:style-name="P6"><text:span text:style-name="T1"><text:s text:c="4"/></text:span><text:span text:style-name="T12">char</text:span><text:span text:style-name="T1"> str[</text:span><text:span text:style-name="T16">200</text:span><text:span text:style-name="T1">];</text:span></text:p>
      <text:p text:style-name="P5"/>
      <text:p text:style-name="P6"><text:span text:style-name="T1"><text:s text:c="4"/></text:span><text:span text:style-name="T5">//string concatanation</text:span></text:p>
      <text:p text:style-name="P6"><text:span text:style-name="T1"><text:s text:c="4"/>j </text:span><text:span text:style-name="T14">=</text:span><text:span text:style-name="T1"> sprintf(str, </text:span><text:span text:style-name="T18">"#: %d | Burst: %d</text:span><text:span text:style-name="T19">\n</text:span><text:span text:style-name="T18">"</text:span><text:span text:style-name="T1">, task</text:span><text:span text:style-name="T14">-&gt;</text:span><text:span text:style-name="T1">task_id, task</text:span><text:span text:style-name="T14">-&gt;</text:span><text:span text:style-name="T1">cpu_burst);</text:span></text:p>
      <text:p text:style-name="P6"><text:span text:style-name="T1"><text:s text:c="4"/>j </text:span><text:span text:style-name="T14">+=</text:span><text:span text:style-name="T1"> sprintf(str </text:span><text:span text:style-name="T14">+</text:span><text:span text:style-name="T1"> j, </text:span><text:span text:style-name="T18">"Arrival time: %d:%d:%d</text:span><text:span text:style-name="T19">\n\n</text:span><text:span text:style-name="T18">"</text:span><text:span text:style-name="T1">, task</text:span><text:span text:style-name="T14">-&gt;</text:span><text:span text:style-name="T1">arrive_hr, task</text:span><text:span text:style-name="T14">-&gt;</text:span><text:span text:style-name="T1">arrive_min, task</text:span><text:span text:style-name="T14">-&gt;</text:span><text:span text:style-name="T1">arrive_sec);</text:span></text:p>
      <text:p text:style-name="P5"/>
      <text:p text:style-name="P6"><text:span text:style-name="T1"><text:s text:c="4"/></text:span><text:span text:style-name="T5">//print to terminal</text:span></text:p>
      <text:p text:style-name="P6"><text:span text:style-name="T1"><text:s text:c="4"/>printf(</text:span><text:span text:style-name="T18">"%s"</text:span><text:span text:style-name="T1">, str);</text:span></text:p>
      <text:p text:style-name="P5"/>
      <text:p text:style-name="P6"><text:span text:style-name="T1"><text:s text:c="4"/></text:span><text:span text:style-name="T5">//write to file using func from fileIO.c</text:span></text:p>
      <text:p text:style-name="P6"><text:span text:style-name="T1"><text:s text:c="4"/>writeToFile(simLog, str);</text:span></text:p>
      <text:p text:style-name="P6"><text:span text:style-name="T1">}</text:span></text:p>
      <text:p text:style-name="P5"/>
      <text:p text:style-name="P6"><text:span text:style-name="T5">/*</text:span></text:p>
      <text:p text:style-name="P6"><text:span text:style-name="T5"><text:s/>*function to output service and completion stats of tasks of cpu thread</text:span></text:p>
      <text:p text:style-name="P6"><text:span text:style-name="T5"><text:s/>*IMPORT: a task, name of cpu and status(this is a preprocessor directive SERVING or DONE)</text:span></text:p>
      <text:p text:style-name="P6"><text:span text:style-name="T5"><text:s/>* <text:s text:c="7"/>find the preprocessor directive in scheduler.h</text:span></text:p>
      <text:p text:style-name="P6"><text:span text:style-name="T5"><text:s/>*/</text:span></text:p>
      <text:p text:style-name="P6"><text:span text:style-name="T12">void</text:span><text:span text:style-name="T1"> </text:span><text:span text:style-name="T22">cpuThreadStats</text:span><text:span text:style-name="T1">(process </text:span><text:span text:style-name="T14">*</text:span><text:span text:style-name="T1">task, </text:span><text:span text:style-name="T12">char</text:span><text:span text:style-name="T1"> </text:span><text:span text:style-name="T14">*</text:span><text:span text:style-name="T1">cpu_name, </text:span><text:span text:style-name="T12">int</text:span><text:span text:style-name="T1"> status)</text:span></text:p>
      <text:p text:style-name="P6"><text:span text:style-name="T1">{</text:span></text:p>
      <text:p text:style-name="P6"><text:span text:style-name="T1"><text:s text:c="4"/></text:span><text:span text:style-name="T12">int</text:span><text:span text:style-name="T1"> j </text:span><text:span text:style-name="T14">=</text:span><text:span text:style-name="T1"> </text:span><text:span text:style-name="T16">0</text:span><text:span text:style-name="T1">;</text:span></text:p>
      <text:p text:style-name="P6"><text:span text:style-name="T1"><text:s text:c="4"/></text:span><text:span text:style-name="T12">char</text:span><text:span text:style-name="T1"> str[</text:span><text:span text:style-name="T16">200</text:span><text:span text:style-name="T1">];</text:span></text:p>
      <text:p text:style-name="P5"/>
      <text:p text:style-name="P6"><text:span text:style-name="T1"><text:s text:c="4"/></text:span><text:span text:style-name="T5">//string concatanation</text:span></text:p>
      <text:p text:style-name="P6"><text:span text:style-name="T1"><text:s text:c="4"/>j </text:span><text:span text:style-name="T14">=</text:span><text:span text:style-name="T1"> sprintf(str, </text:span><text:span text:style-name="T18">"Statistics for %s:</text:span><text:span text:style-name="T19">\n</text:span><text:span text:style-name="T18">"</text:span><text:span text:style-name="T1">, cpu_name);</text:span></text:p>
      <text:p text:style-name="P6"><text:span text:style-name="T1"><text:s text:c="4"/>j </text:span><text:span text:style-name="T14">+=</text:span><text:span text:style-name="T1"> sprintf(str </text:span><text:span text:style-name="T14">+</text:span><text:span text:style-name="T1"> j, </text:span><text:span text:style-name="T18">"#: %d | Burst: %d</text:span><text:span text:style-name="T19">\n</text:span><text:span text:style-name="T18">"</text:span><text:span text:style-name="T1">, task</text:span><text:span text:style-name="T14">-&gt;</text:span><text:span text:style-name="T1">task_id, task</text:span><text:span text:style-name="T14">-&gt;</text:span><text:span text:style-name="T1">cpu_burst);</text:span></text:p>
      <text:p text:style-name="P6"><text:span text:style-name="T1"><text:s text:c="4"/>j </text:span><text:span text:style-name="T14">+=</text:span><text:span text:style-name="T1"> sprintf(str </text:span><text:span text:style-name="T14">+</text:span><text:span text:style-name="T1"> j, </text:span><text:span text:style-name="T18">"Arrival time: %d:%d:%d</text:span><text:span text:style-name="T19">\n</text:span><text:span text:style-name="T18">"</text:span><text:span text:style-name="T1">, task</text:span><text:span text:style-name="T14">-&gt;</text:span><text:span text:style-name="T1">arrive_hr, task</text:span><text:span text:style-name="T14">-&gt;</text:span><text:span text:style-name="T1">arrive_min, task</text:span><text:span text:style-name="T14">-&gt;</text:span><text:span text:style-name="T1">arrive_sec);</text:span></text:p>
      <text:p text:style-name="P5"/>
      <text:p text:style-name="P6"><text:span text:style-name="T1"><text:s text:c="4"/></text:span><text:span text:style-name="T9">if</text:span><text:span text:style-name="T1">(status </text:span><text:span text:style-name="T14">==</text:span><text:span text:style-name="T1"> SERVING)</text:span></text:p>
      <text:p text:style-name="P6"><text:span text:style-name="T1"><text:s text:c="4"/>{</text:span></text:p>
      <text:p text:style-name="P6"><text:span text:style-name="T1"><text:s text:c="4"/><text:tab/>sprintf(str </text:span><text:span text:style-name="T14">+</text:span><text:span text:style-name="T1"> j, </text:span><text:span text:style-name="T18">"Service time: %d:%d:%d</text:span><text:span text:style-name="T19">\n\n</text:span><text:span text:style-name="T18">"</text:span><text:span text:style-name="T1">, task</text:span><text:span text:style-name="T14">-&gt;</text:span><text:span text:style-name="T1">serv_hr, task</text:span><text:span text:style-name="T14">-&gt;</text:span><text:span text:style-name="T1">serv_min, task</text:span><text:span text:style-name="T14">-&gt;</text:span><text:span text:style-name="T1">serv_sec);</text:span></text:p>
      <text:p text:style-name="P6"><text:span text:style-name="T1"><text:s text:c="4"/>}</text:span></text:p>
      <text:p text:style-name="P6"><text:span text:style-name="T1"><text:s text:c="4"/></text:span><text:span text:style-name="T9">else</text:span><text:span text:style-name="T1"> </text:span><text:span text:style-name="T9">if</text:span><text:span text:style-name="T1">(status </text:span><text:span text:style-name="T14">==</text:span><text:span text:style-name="T1"> DONE)</text:span></text:p>
      <text:p text:style-name="P6"><text:span text:style-name="T1"><text:s text:c="4"/>{</text:span></text:p>
      <text:p text:style-name="P6"><text:span text:style-name="T1"><text:s text:c="4"/><text:tab/>sprintf(str </text:span><text:span text:style-name="T14">+</text:span><text:span text:style-name="T1"> j, </text:span><text:span text:style-name="T18">"Completion time: %d:%d:%d</text:span><text:span text:style-name="T19">\n\n</text:span><text:span text:style-name="T18">"</text:span><text:span text:style-name="T1">, task</text:span><text:span text:style-name="T14">-&gt;</text:span><text:span text:style-name="T1">comp_hr, task</text:span><text:span text:style-name="T14">-&gt;</text:span><text:span text:style-name="T1">comp_min, task</text:span><text:span text:style-name="T14">-&gt;</text:span><text:span text:style-name="T1">comp_sec);</text:span></text:p>
      <text:p text:style-name="P6"><text:span text:style-name="T1"><text:s text:c="4"/>}</text:span></text:p>
      <text:p text:style-name="P5"/>
      <text:p text:style-name="P6"><text:span text:style-name="T1"><text:s text:c="4"/></text:span><text:span text:style-name="T5">//print to screen</text:span></text:p>
      <text:p text:style-name="P6"><text:span text:style-name="T1"><text:s text:c="4"/>printf(</text:span><text:span text:style-name="T18">"%s"</text:span><text:span text:style-name="T1">, str);</text:span></text:p>
      <text:p text:style-name="P5"/>
      <text:p text:style-name="P6"><text:span text:style-name="T1"><text:s text:c="4"/></text:span><text:span text:style-name="T5">//write to log using func from fileIO.c</text:span></text:p>
      <text:p text:style-name="P6"><text:span text:style-name="T1"><text:s text:c="4"/>writeToFile(simLog, str);</text:span></text:p>
      <text:p text:style-name="P6"><text:span text:style-name="T1">}</text:span></text:p>
      <text:p text:style-name="P5"/>
      <text:p text:style-name="P6"><text:span text:style-name="T5">/*</text:span></text:p>
      <text:p text:style-name="P6"><text:span text:style-name="T5"><text:s/>*function to calculate total wait time in seconds</text:span></text:p>
      <text:p text:style-name="P6"><text:span text:style-name="T5"><text:s/>*IMPORTS: task, hour, minutes and seconds</text:span></text:p>
      <text:p text:style-name="P6"><text:span text:style-name="T5"><text:s/>*/</text:span></text:p>
      <text:p text:style-name="P6"><text:span text:style-name="T12">void</text:span><text:span text:style-name="T1"> </text:span><text:span text:style-name="T22">calcWaitTime</text:span><text:span text:style-name="T1">(process </text:span><text:span text:style-name="T14">*</text:span><text:span text:style-name="T1">inTask)</text:span></text:p>
      <text:p text:style-name="P6"><text:span text:style-name="T1">{</text:span></text:p>
      <text:p text:style-name="P6"><text:span text:style-name="T1"><text:s text:c="4"/></text:span><text:span text:style-name="T12">float</text:span><text:span text:style-name="T1"> arrival </text:span><text:span text:style-name="T14">=</text:span><text:span text:style-name="T1"> </text:span><text:span text:style-name="T16">0.0</text:span><text:span text:style-name="T1">, serv_time </text:span><text:span text:style-name="T14">=</text:span><text:span text:style-name="T1"> </text:span><text:span text:style-name="T16">0.0</text:span><text:span text:style-name="T1">;</text:span></text:p>
      <text:p text:style-name="P5"/>
      <text:p text:style-name="P6"><text:span text:style-name="T1"><text:s text:c="4"/></text:span><text:span text:style-name="T5">//convert all parts of time to seconds for wait time calculations</text:span></text:p>
      <text:p text:style-name="P6"><text:span text:style-name="T1"><text:s text:c="4"/>serv_time </text:span><text:span text:style-name="T14">=</text:span><text:span text:style-name="T1"> (</text:span><text:span text:style-name="T12">float</text:span><text:span text:style-name="T1">)((inTask</text:span><text:span text:style-name="T14">-&gt;</text:span><text:span text:style-name="T1">serv_hr </text:span><text:span text:style-name="T14">*</text:span><text:span text:style-name="T1"> </text:span><text:span text:style-name="T16">3600</text:span><text:span text:style-name="T1">) </text:span><text:span text:style-name="T14">+</text:span><text:span text:style-name="T1"> (inTask</text:span><text:span text:style-name="T14">-&gt;</text:span><text:span text:style-name="T1">serv_min </text:span><text:span text:style-name="T14">*</text:span><text:span text:style-name="T1"> </text:span><text:span text:style-name="T16">60</text:span><text:span text:style-name="T1">) </text:span><text:span text:style-name="T14">+</text:span><text:span text:style-name="T1"> inTask</text:span><text:span text:style-name="T14">-&gt;</text:span><text:span text:style-name="T1">serv_sec);</text:span></text:p>
      <text:p text:style-name="P6"><text:span text:style-name="T1"><text:s text:c="4"/>arrival </text:span><text:span text:style-name="T14">=</text:span><text:span text:style-name="T1"> (</text:span><text:span text:style-name="T12">float</text:span><text:span text:style-name="T1">)((inTask</text:span><text:span text:style-name="T14">-&gt;</text:span><text:span text:style-name="T1">arrive_hr </text:span><text:span text:style-name="T14">*</text:span><text:span text:style-name="T1"> </text:span><text:span text:style-name="T16">3600</text:span><text:span text:style-name="T1">) </text:span><text:span text:style-name="T14">+</text:span><text:span text:style-name="T1"> (inTask</text:span><text:span text:style-name="T14">-&gt;</text:span><text:span text:style-name="T1">arrive_min </text:span><text:span text:style-name="T14">*</text:span><text:span text:style-name="T1"> </text:span><text:span text:style-name="T16">60</text:span><text:span text:style-name="T1">) </text:span><text:span text:style-name="T14">+</text:span><text:span text:style-name="T1"> inTask</text:span><text:span text:style-name="T14">-&gt;</text:span><text:span text:style-name="T1">arrive_sec);</text:span></text:p>
      <text:p text:style-name="P5"/>
      <text:p text:style-name="P6"><text:span text:style-name="T1"><text:s text:c="4"/>total_waiting_time </text:span><text:span text:style-name="T14">+=</text:span><text:span text:style-name="T1"> serv_time </text:span><text:span text:style-name="T14">-</text:span><text:span text:style-name="T1"> arrival; </text:span><text:span text:style-name="T5">//global var total waiting time in seconds</text:span></text:p>
      <text:p text:style-name="P6"><text:span text:style-name="T1">}</text:span></text:p>
      <text:p text:style-name="P5"/>
      <text:p text:style-name="P6"><text:span text:style-name="T5">/*</text:span></text:p>
      <text:p text:style-name="P6"><text:span text:style-name="T5"><text:s/>*function to calculate total turn around time in seconds</text:span></text:p>
      <text:p text:style-name="P6"><text:span text:style-name="T5"><text:s/>*IMPORTS: task, hour, minutes and seconds</text:span></text:p>
      <text:p text:style-name="P6"><text:span text:style-name="T5"><text:s/>*/</text:span></text:p>
      <text:p text:style-name="P6"><text:span text:style-name="T12">void</text:span><text:span text:style-name="T1"> </text:span><text:span text:style-name="T22">calcTurnAround</text:span><text:span text:style-name="T1">(process </text:span><text:span text:style-name="T14">*</text:span><text:span text:style-name="T1">inTask)</text:span></text:p>
      <text:p text:style-name="P6"><text:span text:style-name="T1">{</text:span></text:p>
      <text:p text:style-name="P6"><text:span text:style-name="T1"><text:s text:c="4"/></text:span><text:span text:style-name="T12">float</text:span><text:span text:style-name="T1"> arrival </text:span><text:span text:style-name="T14">=</text:span><text:span text:style-name="T1"> </text:span><text:span text:style-name="T16">0.0</text:span><text:span text:style-name="T1">, comp_time </text:span><text:span text:style-name="T14">=</text:span><text:span text:style-name="T1"> </text:span><text:span text:style-name="T16">0.0</text:span><text:span text:style-name="T1">, result </text:span><text:span text:style-name="T14">=</text:span><text:span text:style-name="T1"> </text:span><text:span text:style-name="T16">0.0</text:span><text:span text:style-name="T1">;</text:span></text:p>
      <text:p text:style-name="P5"/>
      <text:p text:style-name="P6"><text:span text:style-name="T1"><text:s text:c="4"/></text:span><text:span text:style-name="T5">//All time measurements in seconds for turn around time calculations</text:span></text:p>
      <text:p text:style-name="P6"><text:span text:style-name="T1"><text:s text:c="4"/>comp_time </text:span><text:span text:style-name="T14">=</text:span><text:span text:style-name="T1"> (</text:span><text:span text:style-name="T12">float</text:span><text:span text:style-name="T1">)((inTask</text:span><text:span text:style-name="T14">-&gt;</text:span><text:span text:style-name="T1">serv_hr </text:span><text:span text:style-name="T14">*</text:span><text:span text:style-name="T1"> </text:span><text:span text:style-name="T16">3600</text:span><text:span text:style-name="T1">) </text:span><text:span text:style-name="T14">+</text:span><text:span text:style-name="T1"> (inTask</text:span><text:span text:style-name="T14">-&gt;</text:span><text:span text:style-name="T1">serv_min </text:span><text:span text:style-name="T14">*</text:span><text:span text:style-name="T1"> </text:span><text:span text:style-name="T16">60</text:span><text:span text:style-name="T1">) </text:span><text:span text:style-name="T14">+</text:span><text:span text:style-name="T1"> inTask</text:span><text:span text:style-name="T14">-&gt;</text:span><text:span text:style-name="T1">serv_sec) </text:span><text:span text:style-name="T14">+</text:span><text:span text:style-name="T1"> (</text:span><text:span text:style-name="T12">float</text:span><text:span text:style-name="T1">)(inTask</text:span><text:span text:style-name="T14">-&gt;</text:span><text:span text:style-name="T1">cpu_burst);</text:span></text:p>
      <text:p text:style-name="P6"><text:span text:style-name="T1"><text:s text:c="4"/>arrival </text:span><text:span text:style-name="T14">=</text:span><text:span text:style-name="T1"> (</text:span><text:span text:style-name="T12">float</text:span><text:span text:style-name="T1">)((inTask</text:span><text:span text:style-name="T14">-&gt;</text:span><text:span text:style-name="T1">arrive_hr </text:span><text:span text:style-name="T14">*</text:span><text:span text:style-name="T1"> </text:span><text:span text:style-name="T16">3600</text:span><text:span text:style-name="T1">) </text:span><text:span text:style-name="T14">+</text:span><text:span text:style-name="T1"> (inTask</text:span><text:span text:style-name="T14">-&gt;</text:span><text:span text:style-name="T1">arrive_min </text:span><text:span text:style-name="T14">*</text:span><text:span text:style-name="T1"> </text:span><text:span text:style-name="T16">60</text:span><text:span text:style-name="T1">) </text:span><text:span text:style-name="T14">+</text:span><text:span text:style-name="T1"> inTask</text:span><text:span text:style-name="T14">-&gt;</text:span><text:span text:style-name="T1">arrive_sec);</text:span></text:p>
      <text:p text:style-name="P5"><text:soft-page-break/></text:p>
      <text:p text:style-name="P6"><text:span text:style-name="T1"><text:s text:c="4"/>result </text:span><text:span text:style-name="T14">=</text:span><text:span text:style-name="T1"> comp_time </text:span><text:span text:style-name="T14">-</text:span><text:span text:style-name="T1"> arrival;</text:span></text:p>
      <text:p text:style-name="P6"><text:span text:style-name="T1"><text:s text:c="4"/>total_turnaround_time </text:span><text:span text:style-name="T14">+=</text:span><text:span text:style-name="T1"> result; </text:span><text:span text:style-name="T5">//global var total waiting time in seconds</text:span></text:p>
      <text:p text:style-name="P6"><text:span text:style-name="T1">}</text:span></text:p>
      <text:p text:style-name="P5"/>
      <text:p text:style-name="P6"><text:span text:style-name="T5">/*</text:span></text:p>
      <text:p text:style-name="P6"><text:span text:style-name="T5"><text:s/>*function to print out overall task time statistics after scheduler done</text:span></text:p>
      <text:p text:style-name="P6"><text:span text:style-name="T5"><text:s/>*/</text:span></text:p>
      <text:p text:style-name="P6"><text:span text:style-name="T12">void</text:span><text:span text:style-name="T1"> </text:span><text:span text:style-name="T22">taskTimeStats</text:span><text:span text:style-name="T1">()</text:span></text:p>
      <text:p text:style-name="P6"><text:span text:style-name="T1">{</text:span></text:p>
      <text:p text:style-name="P6"><text:span text:style-name="T1"><text:s text:c="4"/></text:span><text:span text:style-name="T12">float</text:span><text:span text:style-name="T1"> avg_wait </text:span><text:span text:style-name="T14">=</text:span><text:span text:style-name="T1"> </text:span><text:span text:style-name="T16">0.0</text:span><text:span text:style-name="T1">, avg_TAT </text:span><text:span text:style-name="T14">=</text:span><text:span text:style-name="T1"> </text:span><text:span text:style-name="T16">0.0</text:span><text:span text:style-name="T1">;</text:span></text:p>
      <text:p text:style-name="P5"/>
      <text:p text:style-name="P6"><text:span text:style-name="T1"><text:s text:c="4"/>avg_wait </text:span><text:span text:style-name="T14">=</text:span><text:span text:style-name="T1"> total_waiting_time </text:span><text:span text:style-name="T14">/</text:span><text:span text:style-name="T1"> num_tasks;</text:span></text:p>
      <text:p text:style-name="P6"><text:span text:style-name="T1"><text:s text:c="4"/>avg_TAT </text:span><text:span text:style-name="T14">=</text:span><text:span text:style-name="T1"> total_turnaround_time </text:span><text:span text:style-name="T14">/</text:span><text:span text:style-name="T1"> num_tasks;</text:span></text:p>
      <text:p text:style-name="P5"/>
      <text:p text:style-name="P6"><text:span text:style-name="T1"><text:s text:c="4"/>printf(</text:span><text:span text:style-name="T18">"Number of tasks: %d</text:span><text:span text:style-name="T19">\n</text:span><text:span text:style-name="T18">"</text:span><text:span text:style-name="T1">, (</text:span><text:span text:style-name="T12">int</text:span><text:span text:style-name="T1">)num_tasks);</text:span></text:p>
      <text:p text:style-name="P6"><text:span text:style-name="T1"><text:s text:c="4"/>printf(</text:span><text:span text:style-name="T18">"Average waiting time: %.2f seconds</text:span><text:span text:style-name="T19">\n</text:span><text:span text:style-name="T18">"</text:span><text:span text:style-name="T1">, avg_wait);</text:span></text:p>
      <text:p text:style-name="P6"><text:span text:style-name="T1"><text:s text:c="4"/>printf(</text:span><text:span text:style-name="T18">"Average turn around time: %.2f seconds</text:span><text:span text:style-name="T19">\n</text:span><text:span text:style-name="T18">"</text:span><text:span text:style-name="T1">, avg_TAT);</text:span></text:p>
      <text:p text:style-name="P5"/>
      <text:p text:style-name="P6"><text:span text:style-name="T1"><text:s text:c="4"/></text:span><text:span text:style-name="T5">//fileIO.c write stats to file</text:span></text:p>
      <text:p text:style-name="P6"><text:span text:style-name="T1"><text:s text:c="4"/>writeTaskTimeStats(simLog, num_tasks, avg_wait, avg_TAT);</text:span></text:p>
      <text:p text:style-name="P6"><text:span text:style-name="T1">}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15"><text:soft-page-break/><text:span text:style-name="T6">/*</text:span></text:p>
      <text:p text:style-name="P7"><text:span text:style-name="T7"><text:s/>* file dealing with file io</text:span></text:p>
      <text:p text:style-name="P7"><text:span text:style-name="T7"><text:s/>* AUTHOR: Kei Sum Wang, student id: 19126089</text:span></text:p>
      <text:p text:style-name="P7"><text:span text:style-name="T7"><text:s/>*/</text:span></text:p>
      <text:p text:style-name="P7"><text:span text:style-name="T10">#include &lt;stdio.h&gt;</text:span></text:p>
      <text:p text:style-name="P7"><text:span text:style-name="T10">#include &lt;string.h&gt;</text:span></text:p>
      <text:p text:style-name="P7"><text:span text:style-name="T10">#include &lt;stdlib.h&gt;</text:span></text:p>
      <text:p text:style-name="P7"><text:span text:style-name="T10">#include "fileIO.h"</text:span></text:p>
      <text:p text:style-name="P11"/>
      <text:p text:style-name="P7"><text:span text:style-name="T10">#define MAX_CHARS 100</text:span></text:p>
      <text:p text:style-name="P11"/>
      <text:p text:style-name="P11"/>
      <text:p text:style-name="P7"><text:span text:style-name="T7">/*</text:span></text:p>
      <text:p text:style-name="P7"><text:span text:style-name="T7"><text:s/>* processFile</text:span></text:p>
      <text:p text:style-name="P7"><text:span text:style-name="T7"><text:s/>* IMPORTS: string fileName, and a queue.</text:span></text:p>
      <text:p text:style-name="P7"><text:span text:style-name="T7"><text:s/>* PURPOSE: reads in task file and stores tasks in a struct, adds tasks into a queue</text:span></text:p>
      <text:p text:style-name="P7"><text:span text:style-name="T7"><text:s/>*/</text:span></text:p>
      <text:p text:style-name="P7"><text:span text:style-name="T13">int</text:span><text:span text:style-name="T24"> </text:span><text:span text:style-name="T23">readFile</text:span><text:span text:style-name="T24">(</text:span><text:span text:style-name="T13">char</text:span><text:span text:style-name="T24"> </text:span><text:span text:style-name="T15">*</text:span><text:span text:style-name="T24">fileName, Queue </text:span><text:span text:style-name="T15">*</text:span><text:span text:style-name="T24">q)</text:span></text:p>
      <text:p text:style-name="P7"><text:span text:style-name="T24">{</text:span></text:p>
      <text:p text:style-name="P7"><text:span text:style-name="T24"><text:s text:c="4"/></text:span><text:span text:style-name="T13">FILE</text:span><text:span text:style-name="T24"> </text:span><text:span text:style-name="T15">*</text:span><text:span text:style-name="T24">file </text:span><text:span text:style-name="T15">=</text:span><text:span text:style-name="T24"> fopen(fileName, </text:span><text:span text:style-name="T20">"r"</text:span><text:span text:style-name="T24">);</text:span></text:p>
      <text:p text:style-name="P7"><text:span text:style-name="T24"><text:s text:c="4"/></text:span><text:span text:style-name="T13">char</text:span><text:span text:style-name="T24"> str[MAX_CHARS];</text:span></text:p>
      <text:p text:style-name="P7"><text:span text:style-name="T24"><text:s text:c="4"/></text:span><text:span text:style-name="T13">int</text:span><text:span text:style-name="T24"> check1, check2;</text:span></text:p>
      <text:p text:style-name="P7"><text:span text:style-name="T24"><text:s text:c="4"/>process</text:span><text:span text:style-name="T15">*</text:span><text:span text:style-name="T24"> task </text:span><text:span text:style-name="T15">=</text:span><text:span text:style-name="T24"> </text:span><text:span text:style-name="T10">NULL</text:span><text:span text:style-name="T24">;</text:span></text:p>
      <text:p text:style-name="P7"><text:span text:style-name="T24"><text:s text:c="4"/></text:span></text:p>
      <text:p text:style-name="P7"><text:span text:style-name="T24"><text:s text:c="4"/></text:span><text:span text:style-name="T11">if</text:span><text:span text:style-name="T24"> (file </text:span><text:span text:style-name="T15">==</text:span><text:span text:style-name="T24"> </text:span><text:span text:style-name="T10">NULL</text:span><text:span text:style-name="T24">)</text:span></text:p>
      <text:p text:style-name="P7"><text:span text:style-name="T24"><text:s text:c="4"/>{</text:span></text:p>
      <text:p text:style-name="P7"><text:span text:style-name="T24"><text:s text:c="8"/>printf(</text:span><text:span text:style-name="T20">"</text:span><text:span text:style-name="T21">\n</text:span><text:span text:style-name="T20">"</text:span><text:span text:style-name="T24">);</text:span></text:p>
      <text:p text:style-name="P7"><text:span text:style-name="T24"><text:s text:c="8"/>perror(</text:span><text:span text:style-name="T20">"Error reading"</text:span><text:span text:style-name="T24">);</text:span></text:p>
      <text:p text:style-name="P7"><text:span text:style-name="T24"><text:s text:c="8"/></text:span><text:span text:style-name="T11">return</text:span><text:span text:style-name="T24"> </text:span><text:span text:style-name="T15">-</text:span><text:span text:style-name="T17">1</text:span><text:span text:style-name="T24">;</text:span></text:p>
      <text:p text:style-name="P7"><text:span text:style-name="T24"><text:s text:c="4"/>}</text:span></text:p>
      <text:p text:style-name="P7"><text:span text:style-name="T24"><text:s text:c="4"/></text:span><text:span text:style-name="T11">else</text:span></text:p>
      <text:p text:style-name="P7"><text:span text:style-name="T24"><text:s text:c="4"/>{</text:span></text:p>
      <text:p text:style-name="P7"><text:span text:style-name="T24"><text:s text:c="8"/></text:span><text:span text:style-name="T11">while</text:span><text:span text:style-name="T24"> (fgets(str, MAX_CHARS, file) </text:span><text:span text:style-name="T15">!=</text:span><text:span text:style-name="T24"> </text:span><text:span text:style-name="T10">NULL</text:span><text:span text:style-name="T24">)</text:span><text:span text:style-name="T7">//read line by line</text:span></text:p>
      <text:p text:style-name="P7"><text:span text:style-name="T24"><text:s text:c="8"/>{</text:span></text:p>
      <text:p text:style-name="P7"><text:span text:style-name="T24"><text:s text:c="12"/>sscanf(str, </text:span><text:span text:style-name="T20">"%d %d"</text:span><text:span text:style-name="T24">, </text:span><text:span text:style-name="T15">&amp;</text:span><text:span text:style-name="T24">check1, </text:span><text:span text:style-name="T15">&amp;</text:span><text:span text:style-name="T24">check2);</text:span></text:p>
      <text:p text:style-name="P7"><text:span text:style-name="T24"><text:s text:c="12"/></text:span><text:span text:style-name="T11">if</text:span><text:span text:style-name="T24">(check1 </text:span><text:span text:style-name="T15">&gt;</text:span><text:span text:style-name="T24"> </text:span><text:span text:style-name="T17">0</text:span><text:span text:style-name="T24"> </text:span><text:span text:style-name="T15">&amp;&amp;</text:span><text:span text:style-name="T24"> check2 </text:span><text:span text:style-name="T15">&gt;</text:span><text:span text:style-name="T24"> </text:span><text:span text:style-name="T17">0</text:span><text:span text:style-name="T24">)</text:span><text:span text:style-name="T7">//id and burst are (+)ve</text:span></text:p>
      <text:p text:style-name="P7"><text:span text:style-name="T24"><text:s text:c="12"/>{</text:span></text:p>
      <text:p text:style-name="P7"><text:span text:style-name="T24"><text:s text:c="16"/>task </text:span><text:span text:style-name="T15">=</text:span><text:span text:style-name="T24"> (process</text:span><text:span text:style-name="T15">*</text:span><text:span text:style-name="T24">)malloc(</text:span><text:span text:style-name="T11">sizeof</text:span><text:span text:style-name="T24">(process));</text:span><text:span text:style-name="T7">//alloc memory for task</text:span></text:p>
      <text:p text:style-name="P7"><text:span text:style-name="T24"><text:s text:c="16"/>sscanf(str, </text:span><text:span text:style-name="T20">"%d %d"</text:span><text:span text:style-name="T24">, </text:span><text:span text:style-name="T15">&amp;</text:span><text:span text:style-name="T24">(task</text:span><text:span text:style-name="T15">-&gt;</text:span><text:span text:style-name="T24">task_id), </text:span><text:span text:style-name="T15">&amp;</text:span><text:span text:style-name="T24">(task</text:span><text:span text:style-name="T15">-&gt;</text:span><text:span text:style-name="T24">cpu_burst));</text:span><text:span text:style-name="T7">/*get task id and cpu burst*/</text:span></text:p>
      <text:p text:style-name="P7"><text:span text:style-name="T24"><text:s text:c="17"/></text:span></text:p>
      <text:p text:style-name="P7"><text:span text:style-name="T24"><text:s text:c="16"/>enqueue(q, task);</text:span><text:span text:style-name="T7">/*insert last into queue for ascending order*/</text:span><text:span text:style-name="T24"> <text:s text:c="3"/></text:span></text:p>
      <text:p text:style-name="P7"><text:span text:style-name="T24"><text:s text:c="12"/>}</text:span></text:p>
      <text:p text:style-name="P7"><text:span text:style-name="T24"><text:s text:c="12"/></text:span><text:span text:style-name="T11">else</text:span></text:p>
      <text:p text:style-name="P7"><text:span text:style-name="T24"><text:s text:c="12"/>{</text:span></text:p>
      <text:p text:style-name="P7"><text:span text:style-name="T24"><text:s text:c="15"/>printf(</text:span><text:span text:style-name="T20">"Error reading: id and burst time must be positive"</text:span><text:span text:style-name="T24">); </text:span></text:p>
      <text:p text:style-name="P7"><text:span text:style-name="T24"><text:s text:c="15"/>fclose(file);</text:span></text:p>
      <text:p text:style-name="P7"><text:span text:style-name="T24"><text:s text:c="15"/></text:span><text:span text:style-name="T11">return</text:span><text:span text:style-name="T24"> </text:span><text:span text:style-name="T15">-</text:span><text:span text:style-name="T17">1</text:span><text:span text:style-name="T24">;</text:span></text:p>
      <text:p text:style-name="P7"><text:span text:style-name="T24"><text:s text:c="12"/>} <text:s text:c="3"/></text:span></text:p>
      <text:p text:style-name="P7"><text:span text:style-name="T24"><text:s text:c="11"/></text:span></text:p>
      <text:p text:style-name="P7"><text:span text:style-name="T24"><text:s text:c="8"/>}</text:span></text:p>
      <text:p text:style-name="P11"/>
      <text:p text:style-name="P7"><text:span text:style-name="T24"><text:s text:c="8"/></text:span><text:span text:style-name="T11">if</text:span><text:span text:style-name="T24"> (ferror(file))</text:span><text:span text:style-name="T7">/*check if any error when read*/</text:span></text:p>
      <text:p text:style-name="P7"><text:span text:style-name="T24"><text:s text:c="8"/>{</text:span></text:p>
      <text:p text:style-name="P7"><text:span text:style-name="T24"><text:s text:c="16"/>printf(</text:span><text:span text:style-name="T20">"Error reading file</text:span><text:span text:style-name="T21">\n</text:span><text:span text:style-name="T20">"</text:span><text:span text:style-name="T24">);</text:span></text:p>
      <text:p text:style-name="P7"><text:span text:style-name="T24"><text:s text:c="8"/>}</text:span></text:p>
      <text:p text:style-name="P11"/>
      <text:p text:style-name="P7"><text:span text:style-name="T24"><text:s text:c="8"/>fclose(file);</text:span></text:p>
      <text:p text:style-name="P7"><text:span text:style-name="T24"><text:s text:c="4"/>}</text:span></text:p>
      <text:p text:style-name="P11"/>
      <text:p text:style-name="P7"><text:span text:style-name="T24"><text:s text:c="4"/></text:span><text:span text:style-name="T11">return</text:span><text:span text:style-name="T24"> </text:span><text:span text:style-name="T17">0</text:span><text:span text:style-name="T24">;</text:span></text:p>
      <text:p text:style-name="P7"><text:span text:style-name="T24">}</text:span></text:p>
      <text:p text:style-name="P11"/>
      <text:p text:style-name="P7"><text:span text:style-name="T7">/*</text:span></text:p>
      <text:p text:style-name="P7"><text:span text:style-name="T7"><text:s/>* writeToFile</text:span></text:p>
      <text:p text:style-name="P7"><text:span text:style-name="T7"><text:s/>* IMPORTS: string fileName</text:span></text:p>
      <text:p text:style-name="P7"><text:span text:style-name="T7"><text:s/>* PURPOSE: appends str to file</text:span></text:p>
      <text:p text:style-name="P7"><text:span text:style-name="T7"><text:s/>*/</text:span></text:p>
      <text:p text:style-name="P7"><text:span text:style-name="T13">int</text:span><text:span text:style-name="T24"> </text:span><text:span text:style-name="T23">writeToFile</text:span><text:span text:style-name="T24">(</text:span><text:span text:style-name="T13">char</text:span><text:span text:style-name="T24"> </text:span><text:span text:style-name="T15">*</text:span><text:span text:style-name="T24">fileName, </text:span><text:span text:style-name="T13">char</text:span><text:span text:style-name="T24"> </text:span><text:span text:style-name="T15">*</text:span><text:span text:style-name="T24">str)</text:span></text:p>
      <text:p text:style-name="P7"><text:span text:style-name="T24">{</text:span></text:p>
      <text:p text:style-name="P7"><text:span text:style-name="T24"><text:s text:c="4"/></text:span><text:span text:style-name="T13">FILE</text:span><text:span text:style-name="T24"> </text:span><text:span text:style-name="T15">*</text:span><text:span text:style-name="T24">file </text:span><text:span text:style-name="T15">=</text:span><text:span text:style-name="T24"> fopen(fileName, </text:span><text:span text:style-name="T20">"a"</text:span><text:span text:style-name="T24">);</text:span></text:p>
      <text:p text:style-name="P11"/>
      <text:p text:style-name="P7"><text:span text:style-name="T24"><text:s text:c="4"/></text:span><text:span text:style-name="T11">if</text:span><text:span text:style-name="T24"> (file </text:span><text:span text:style-name="T15">==</text:span><text:span text:style-name="T24"> </text:span><text:span text:style-name="T10">NULL</text:span><text:span text:style-name="T24">)</text:span></text:p>
      <text:p text:style-name="P7"><text:span text:style-name="T24"><text:s text:c="4"/>{</text:span></text:p>
      <text:p text:style-name="P7"><text:span text:style-name="T24"><text:s text:c="8"/>printf(</text:span><text:span text:style-name="T20">"</text:span><text:span text:style-name="T21">\n</text:span><text:span text:style-name="T20">"</text:span><text:span text:style-name="T24">);</text:span></text:p>
      <text:p text:style-name="P7"><text:soft-page-break/><text:span text:style-name="T24"><text:s text:c="8"/>perror(</text:span><text:span text:style-name="T20">"Error writing to file"</text:span><text:span text:style-name="T24">);</text:span></text:p>
      <text:p text:style-name="P7"><text:span text:style-name="T24"><text:s text:c="8"/></text:span><text:span text:style-name="T11">return</text:span><text:span text:style-name="T24"> </text:span><text:span text:style-name="T15">-</text:span><text:span text:style-name="T17">1</text:span><text:span text:style-name="T24">;</text:span></text:p>
      <text:p text:style-name="P7"><text:span text:style-name="T24"><text:s text:c="4"/>}</text:span></text:p>
      <text:p text:style-name="P7"><text:span text:style-name="T24"><text:s text:c="4"/></text:span><text:span text:style-name="T11">else</text:span></text:p>
      <text:p text:style-name="P7"><text:span text:style-name="T24"><text:s text:c="4"/>{</text:span></text:p>
      <text:p text:style-name="P11"/>
      <text:p text:style-name="P7"><text:span text:style-name="T24"><text:s text:c="8"/>fprintf(file, </text:span><text:span text:style-name="T20">"%s"</text:span><text:span text:style-name="T24">, str);</text:span></text:p>
      <text:p text:style-name="P11"/>
      <text:p text:style-name="P7"><text:span text:style-name="T24"><text:s text:c="8"/></text:span><text:span text:style-name="T11">if</text:span><text:span text:style-name="T24"> (ferror(file))</text:span></text:p>
      <text:p text:style-name="P7"><text:span text:style-name="T24"><text:s text:c="8"/>{</text:span></text:p>
      <text:p text:style-name="P7"><text:span text:style-name="T24"><text:s text:c="12"/>printf(</text:span><text:span text:style-name="T20">"Error writing to file"</text:span><text:span text:style-name="T24">);</text:span><text:span text:style-name="T7">/*if error found, print error*/</text:span></text:p>
      <text:p text:style-name="P7"><text:span text:style-name="T24"><text:s text:c="8"/>}</text:span></text:p>
      <text:p text:style-name="P11"/>
      <text:p text:style-name="P7"><text:span text:style-name="T24"><text:s text:c="8"/>fclose(file);</text:span></text:p>
      <text:p text:style-name="P7"><text:span text:style-name="T24"><text:s text:c="4"/>}</text:span></text:p>
      <text:p text:style-name="P7"><text:span text:style-name="T24"><text:s text:c="4"/></text:span><text:span text:style-name="T11">return</text:span><text:span text:style-name="T24"> </text:span><text:span text:style-name="T17">0</text:span><text:span text:style-name="T24">;</text:span></text:p>
      <text:p text:style-name="P7"><text:span text:style-name="T24">}</text:span></text:p>
      <text:p text:style-name="P11"/>
      <text:p text:style-name="P7"><text:span text:style-name="T7">/*</text:span></text:p>
      <text:p text:style-name="P7"><text:span text:style-name="T7"><text:s/>* writeTaskStats</text:span></text:p>
      <text:p text:style-name="P7"><text:span text:style-name="T7"><text:s/>* IMPORTS: string fileName, num of task, avg wait time and avg turn around</text:span></text:p>
      <text:p text:style-name="P7"><text:span text:style-name="T7"><text:s/>* PURPOSE: appends time statistics of process simulation</text:span></text:p>
      <text:p text:style-name="P7"><text:span text:style-name="T7"><text:s/>*/</text:span></text:p>
      <text:p text:style-name="P7"><text:span text:style-name="T13">int</text:span><text:span text:style-name="T24"> </text:span><text:span text:style-name="T23">writeTaskTimeStats</text:span><text:span text:style-name="T24">(</text:span><text:span text:style-name="T13">char</text:span><text:span text:style-name="T24"> </text:span><text:span text:style-name="T15">*</text:span><text:span text:style-name="T24">fileName, </text:span><text:span text:style-name="T13">float</text:span><text:span text:style-name="T24"> num_tasks, </text:span><text:span text:style-name="T13">float</text:span><text:span text:style-name="T24"> avg_wait, </text:span><text:span text:style-name="T13">float</text:span><text:span text:style-name="T24"> avg_TAT)</text:span></text:p>
      <text:p text:style-name="P7"><text:span text:style-name="T24">{</text:span></text:p>
      <text:p text:style-name="P7"><text:span text:style-name="T24"><text:s text:c="4"/></text:span><text:span text:style-name="T13">FILE</text:span><text:span text:style-name="T24"> </text:span><text:span text:style-name="T15">*</text:span><text:span text:style-name="T24">file </text:span><text:span text:style-name="T15">=</text:span><text:span text:style-name="T24"> fopen(fileName, </text:span><text:span text:style-name="T20">"a"</text:span><text:span text:style-name="T24">);</text:span></text:p>
      <text:p text:style-name="P11"/>
      <text:p text:style-name="P7"><text:span text:style-name="T24"><text:s text:c="4"/></text:span><text:span text:style-name="T11">if</text:span><text:span text:style-name="T24"> (file </text:span><text:span text:style-name="T15">==</text:span><text:span text:style-name="T24"> </text:span><text:span text:style-name="T10">NULL</text:span><text:span text:style-name="T24">)</text:span></text:p>
      <text:p text:style-name="P7"><text:span text:style-name="T24"><text:s text:c="4"/>{</text:span></text:p>
      <text:p text:style-name="P7"><text:span text:style-name="T24"><text:s text:c="8"/>printf(</text:span><text:span text:style-name="T20">"</text:span><text:span text:style-name="T21">\n</text:span><text:span text:style-name="T20">"</text:span><text:span text:style-name="T24">);</text:span></text:p>
      <text:p text:style-name="P7"><text:span text:style-name="T24"><text:s text:c="8"/>perror(</text:span><text:span text:style-name="T20">"Error writing to file"</text:span><text:span text:style-name="T24">);</text:span></text:p>
      <text:p text:style-name="P7"><text:span text:style-name="T24"><text:s text:c="8"/></text:span><text:span text:style-name="T11">return</text:span><text:span text:style-name="T24"> </text:span><text:span text:style-name="T15">-</text:span><text:span text:style-name="T17">1</text:span><text:span text:style-name="T24">;</text:span></text:p>
      <text:p text:style-name="P7"><text:span text:style-name="T24"><text:s text:c="4"/>}</text:span></text:p>
      <text:p text:style-name="P7"><text:span text:style-name="T24"><text:s text:c="4"/></text:span><text:span text:style-name="T11">else</text:span></text:p>
      <text:p text:style-name="P7"><text:span text:style-name="T24"><text:s text:c="4"/>{</text:span></text:p>
      <text:p text:style-name="P11"/>
      <text:p text:style-name="P7"><text:span text:style-name="T24"><text:s text:c="8"/>fprintf(file,</text:span><text:span text:style-name="T20">"Number of tasks: %d</text:span><text:span text:style-name="T21">\n</text:span><text:span text:style-name="T20">"</text:span><text:span text:style-name="T24">, (</text:span><text:span text:style-name="T13">int</text:span><text:span text:style-name="T24">)num_tasks);</text:span></text:p>
      <text:p text:style-name="P7"><text:span text:style-name="T24"><text:s text:c="8"/>fprintf(file, </text:span><text:span text:style-name="T20">"Average waiting time: %.2f seconds</text:span><text:span text:style-name="T21">\n</text:span><text:span text:style-name="T20">"</text:span><text:span text:style-name="T24">, avg_wait);</text:span></text:p>
      <text:p text:style-name="P7"><text:span text:style-name="T24"><text:s text:c="8"/>fprintf(file, </text:span><text:span text:style-name="T20">"Average turn around time: %.2f seconds</text:span><text:span text:style-name="T21">\n</text:span><text:span text:style-name="T20">"</text:span><text:span text:style-name="T24">, avg_TAT);</text:span></text:p>
      <text:p text:style-name="P11"/>
      <text:p text:style-name="P7"><text:span text:style-name="T24"><text:s text:c="8"/></text:span><text:span text:style-name="T11">if</text:span><text:span text:style-name="T24"> (ferror(file))</text:span></text:p>
      <text:p text:style-name="P7"><text:span text:style-name="T24"><text:s text:c="8"/>{</text:span></text:p>
      <text:p text:style-name="P7"><text:span text:style-name="T24"><text:s text:c="12"/>printf(</text:span><text:span text:style-name="T20">"Error writing to file"</text:span><text:span text:style-name="T24">);</text:span><text:span text:style-name="T7">/*if error found, print error*/</text:span></text:p>
      <text:p text:style-name="P7"><text:span text:style-name="T24"><text:s text:c="8"/>}</text:span></text:p>
      <text:p text:style-name="P7"><text:span text:style-name="T24"><text:s text:c="8"/></text:span><text:span text:style-name="T11">else</text:span></text:p>
      <text:p text:style-name="P7"><text:span text:style-name="T24"><text:s text:c="8"/>{</text:span></text:p>
      <text:p text:style-name="P7"><text:span text:style-name="T24"><text:s text:c="12"/>printf(</text:span><text:span text:style-name="T20">"</text:span><text:span text:style-name="T21">\n</text:span><text:span text:style-name="T20">Write to file: %s success</text:span><text:span text:style-name="T21">\n</text:span><text:span text:style-name="T20">"</text:span><text:span text:style-name="T24">, fileName);</text:span><text:span text:style-name="T7">/*print success if no error found when writing*/</text:span></text:p>
      <text:p text:style-name="P7"><text:span text:style-name="T24"><text:s text:c="8"/>}</text:span></text:p>
      <text:p text:style-name="P11"/>
      <text:p text:style-name="P7"><text:span text:style-name="T24"><text:s text:c="8"/>fclose(file);</text:span></text:p>
      <text:p text:style-name="P7"><text:span text:style-name="T24"><text:s text:c="4"/>}</text:span></text:p>
      <text:p text:style-name="P11"/>
      <text:p text:style-name="P7"><text:span text:style-name="T24"><text:s text:c="4"/></text:span><text:span text:style-name="T11">return</text:span><text:span text:style-name="T24"> </text:span><text:span text:style-name="T17">0</text:span><text:span text:style-name="T24">;</text:span></text:p>
      <text:p text:style-name="P7"><text:span text:style-name="T24">}</text:span></text:p>
      <text:p text:style-name="P11"/>
      <text:p text:style-name="P7"><text:span text:style-name="T7">/*</text:span></text:p>
      <text:p text:style-name="P7"><text:span text:style-name="T7"><text:s/>*function to clear contents of file</text:span></text:p>
      <text:p text:style-name="P7"><text:span text:style-name="T7"><text:s/>*IMPORT: file name</text:span></text:p>
      <text:p text:style-name="P7"><text:span text:style-name="T7"><text:s/>*/</text:span></text:p>
      <text:p text:style-name="P7"><text:span text:style-name="T13">int</text:span><text:span text:style-name="T24"> </text:span><text:span text:style-name="T23">wipeLog</text:span><text:span text:style-name="T24">(</text:span><text:span text:style-name="T13">char</text:span><text:span text:style-name="T24"> </text:span><text:span text:style-name="T15">*</text:span><text:span text:style-name="T24">fileName)</text:span></text:p>
      <text:p text:style-name="P7"><text:span text:style-name="T24">{</text:span></text:p>
      <text:p text:style-name="P7"><text:span text:style-name="T24"><text:s text:c="4"/>fclose(fopen(fileName, </text:span><text:span text:style-name="T20">"w"</text:span><text:span text:style-name="T24">));</text:span></text:p>
      <text:p text:style-name="P11"/>
      <text:p text:style-name="P7"><text:span text:style-name="T24"><text:s text:c="4"/></text:span><text:span text:style-name="T11">return</text:span><text:span text:style-name="T24"> </text:span><text:span text:style-name="T17">0</text:span><text:span text:style-name="T24">;</text:span></text:p>
      <text:p text:style-name="P7"><text:span text:style-name="T2">}</text:span></text:p>
      <text:p text:style-name="P6"><text:span text:style-name="T1"/></text:p>
      <text:p text:style-name="P6"/>
      <text:p text:style-name="P6"/>
      <text:p text:style-name="P6"/>
      <text:p text:style-name="P6"/>
      <text:p text:style-name="P6"/>
      <text:p text:style-name="P16"><text:span text:style-name="T10">#include &lt;stdio.h&gt;</text:span></text:p>
      <text:p text:style-name="P8"><text:span text:style-name="T10">#include &lt;stdlib.h&gt;</text:span></text:p>
      <text:p text:style-name="P8"><text:span text:style-name="T10">#include &lt;pthread.h&gt;</text:span></text:p>
      <text:p text:style-name="P8"><text:span text:style-name="T10">#include "Queue.h"</text:span></text:p>
      <text:p text:style-name="P12"/>
      <text:p text:style-name="P8"><text:span text:style-name="T7">/*</text:span></text:p>
      <text:p text:style-name="P8"><text:span text:style-name="T7"><text:s/>* Queue implementation</text:span></text:p>
      <text:p text:style-name="P8"><text:span text:style-name="T7"><text:s/>*AUTHOR: Kei Sum Wang <text:s text:c="3"/>student id: 19126089</text:span></text:p>
      <text:p text:style-name="P8"><text:span text:style-name="T7"><text:s/>*REFERENCE: this is based off linked list from the unit Unix and C programming</text:span></text:p>
      <text:p text:style-name="P8"><text:span text:style-name="T7"><text:s/>*/</text:span></text:p>
      <text:p text:style-name="P12"/>
      <text:p text:style-name="P8"><text:span text:style-name="T7">/*</text:span></text:p>
      <text:p text:style-name="P8"><text:span text:style-name="T7"><text:s/>*Initialisation of queue</text:span></text:p>
      <text:p text:style-name="P8"><text:span text:style-name="T7"><text:s/>*EXPORT: an initialised queue ready to use</text:span></text:p>
      <text:p text:style-name="P8"><text:span text:style-name="T7"><text:s/>*/</text:span></text:p>
      <text:p text:style-name="P8"><text:span text:style-name="T24">Queue</text:span><text:span text:style-name="T15">*</text:span><text:span text:style-name="T24"> </text:span><text:span text:style-name="T23">createQueue</text:span><text:span text:style-name="T24">()</text:span></text:p>
      <text:p text:style-name="P8"><text:span text:style-name="T24">{</text:span></text:p>
      <text:p text:style-name="P8"><text:span text:style-name="T24"><text:s text:c="4"/>Queue</text:span><text:span text:style-name="T15">*</text:span><text:span text:style-name="T24"> q;</text:span></text:p>
      <text:p text:style-name="P12"/>
      <text:p text:style-name="P8"><text:span text:style-name="T24"><text:s text:c="4"/>q </text:span><text:span text:style-name="T15">=</text:span><text:span text:style-name="T24"> (Queue</text:span><text:span text:style-name="T15">*</text:span><text:span text:style-name="T24">)malloc(</text:span><text:span text:style-name="T11">sizeof</text:span><text:span text:style-name="T24">(Queue));</text:span></text:p>
      <text:p text:style-name="P8"><text:span text:style-name="T24"><text:s text:c="4"/>q</text:span><text:span text:style-name="T15">-&gt;</text:span><text:span text:style-name="T24">head </text:span><text:span text:style-name="T15">=</text:span><text:span text:style-name="T24"> </text:span><text:span text:style-name="T10">NULL</text:span><text:span text:style-name="T24">;</text:span></text:p>
      <text:p text:style-name="P8"><text:span text:style-name="T24"><text:s text:c="4"/>q</text:span><text:span text:style-name="T15">-&gt;</text:span><text:span text:style-name="T24">tail </text:span><text:span text:style-name="T15">=</text:span><text:span text:style-name="T24"> </text:span><text:span text:style-name="T10">NULL</text:span><text:span text:style-name="T24">;</text:span></text:p>
      <text:p text:style-name="P8"><text:span text:style-name="T24"><text:s text:c="4"/>q</text:span><text:span text:style-name="T15">-&gt;</text:span><text:span text:style-name="T24">length </text:span><text:span text:style-name="T15">=</text:span><text:span text:style-name="T24"> </text:span><text:span text:style-name="T17">0</text:span><text:span text:style-name="T24">;</text:span></text:p>
      <text:p text:style-name="P12"/>
      <text:p text:style-name="P8"><text:span text:style-name="T24"><text:s text:c="4"/></text:span><text:span text:style-name="T11">return</text:span><text:span text:style-name="T24"> q;</text:span></text:p>
      <text:p text:style-name="P8"><text:span text:style-name="T24">}</text:span></text:p>
      <text:p text:style-name="P12"/>
      <text:p text:style-name="P8"><text:span text:style-name="T7">/*</text:span></text:p>
      <text:p text:style-name="P8"><text:span text:style-name="T7"><text:s/>* enqueue </text:span></text:p>
      <text:p text:style-name="P8"><text:span text:style-name="T7"><text:s/>*PURPOSE: inserts data into queue. each data inserted at end of queue</text:span></text:p>
      <text:p text:style-name="P8"><text:span text:style-name="T7"><text:s/>*IMPORT: queue and a data of type void pointer</text:span></text:p>
      <text:p text:style-name="P8"><text:span text:style-name="T7"><text:s/>*/</text:span></text:p>
      <text:p text:style-name="P8"><text:span text:style-name="T13">void</text:span><text:span text:style-name="T24"> </text:span><text:span text:style-name="T23">enqueue</text:span><text:span text:style-name="T24">(Queue</text:span><text:span text:style-name="T15">*</text:span><text:span text:style-name="T24"> q, </text:span><text:span text:style-name="T13">void</text:span><text:span text:style-name="T15">*</text:span><text:span text:style-name="T24"> data)</text:span></text:p>
      <text:p text:style-name="P8"><text:span text:style-name="T24">{</text:span></text:p>
      <text:p text:style-name="P8"><text:span text:style-name="T24"><text:s text:c="4"/>Qnode</text:span><text:span text:style-name="T15">*</text:span><text:span text:style-name="T24"> newNode;</text:span></text:p>
      <text:p text:style-name="P12"/>
      <text:p text:style-name="P8"><text:span text:style-name="T24"><text:s text:c="4"/>newNode </text:span><text:span text:style-name="T15">=</text:span><text:span text:style-name="T24"> (Qnode</text:span><text:span text:style-name="T15">*</text:span><text:span text:style-name="T24">)malloc(</text:span><text:span text:style-name="T11">sizeof</text:span><text:span text:style-name="T24">(Qnode));</text:span></text:p>
      <text:p text:style-name="P8"><text:span text:style-name="T24"><text:s text:c="4"/>newNode</text:span><text:span text:style-name="T15">-&gt;</text:span><text:span text:style-name="T24">next </text:span><text:span text:style-name="T15">=</text:span><text:span text:style-name="T24"> </text:span><text:span text:style-name="T10">NULL</text:span><text:span text:style-name="T24">;</text:span></text:p>
      <text:p text:style-name="P12"/>
      <text:p text:style-name="P8"><text:span text:style-name="T24"><text:s text:c="4"/>newNode</text:span><text:span text:style-name="T15">-&gt;</text:span><text:span text:style-name="T24">data </text:span><text:span text:style-name="T15">=</text:span><text:span text:style-name="T24"> data;</text:span></text:p>
      <text:p text:style-name="P12"/>
      <text:p text:style-name="P8"><text:span text:style-name="T24"><text:s text:c="4"/></text:span><text:span text:style-name="T11">if</text:span><text:span text:style-name="T24">(q</text:span><text:span text:style-name="T15">-&gt;</text:span><text:span text:style-name="T24">head </text:span><text:span text:style-name="T15">==</text:span><text:span text:style-name="T24"> </text:span><text:span text:style-name="T10">NULL</text:span><text:span text:style-name="T24">)</text:span><text:span text:style-name="T7">//if queue empty</text:span></text:p>
      <text:p text:style-name="P8"><text:span text:style-name="T24"><text:s text:c="4"/>{</text:span></text:p>
      <text:p text:style-name="P8"><text:span text:style-name="T24"><text:s text:c="8"/>q</text:span><text:span text:style-name="T15">-&gt;</text:span><text:span text:style-name="T24">head </text:span><text:span text:style-name="T15">=</text:span><text:span text:style-name="T24"> newNode;</text:span></text:p>
      <text:p text:style-name="P8"><text:span text:style-name="T24"><text:s text:c="4"/>}</text:span></text:p>
      <text:p text:style-name="P8"><text:span text:style-name="T24"><text:s text:c="4"/></text:span><text:span text:style-name="T11">else</text:span></text:p>
      <text:p text:style-name="P8"><text:span text:style-name="T24"><text:s text:c="4"/>{</text:span></text:p>
      <text:p text:style-name="P8"><text:span text:style-name="T24"><text:s text:c="8"/>q</text:span><text:span text:style-name="T15">-&gt;</text:span><text:span text:style-name="T24">tail</text:span><text:span text:style-name="T15">-&gt;</text:span><text:span text:style-name="T24">next </text:span><text:span text:style-name="T15">=</text:span><text:span text:style-name="T24"> newNode;</text:span></text:p>
      <text:p text:style-name="P8"><text:span text:style-name="T24"><text:s text:c="4"/>}</text:span></text:p>
      <text:p text:style-name="P12"/>
      <text:p text:style-name="P8"><text:span text:style-name="T24"><text:s text:c="4"/>q</text:span><text:span text:style-name="T15">-&gt;</text:span><text:span text:style-name="T24">tail </text:span><text:span text:style-name="T15">=</text:span><text:span text:style-name="T24"> newNode;</text:span></text:p>
      <text:p text:style-name="P12"/>
      <text:p text:style-name="P8"><text:span text:style-name="T24"><text:s text:c="4"/>q</text:span><text:span text:style-name="T15">-&gt;</text:span><text:span text:style-name="T24">length</text:span><text:span text:style-name="T15">++</text:span><text:span text:style-name="T24">;</text:span></text:p>
      <text:p text:style-name="P8"><text:span text:style-name="T24">}</text:span></text:p>
      <text:p text:style-name="P12"/>
      <text:p text:style-name="P8"><text:span text:style-name="T7">/*</text:span></text:p>
      <text:p text:style-name="P8"><text:span text:style-name="T7"><text:s/>* dequeue </text:span></text:p>
      <text:p text:style-name="P8"><text:span text:style-name="T7"><text:s/>*PURPOSE: remove data from queue. each data remove from front of queue</text:span></text:p>
      <text:p text:style-name="P8"><text:span text:style-name="T7"><text:s/>*IMPORT: queue</text:span></text:p>
      <text:p text:style-name="P8"><text:span text:style-name="T7"><text:s/>*EXPORTS: void pointer</text:span></text:p>
      <text:p text:style-name="P8"><text:span text:style-name="T7"><text:s/>*/</text:span></text:p>
      <text:p text:style-name="P8"><text:span text:style-name="T13">void</text:span><text:span text:style-name="T15">*</text:span><text:span text:style-name="T24"> </text:span><text:span text:style-name="T23">dequeue</text:span><text:span text:style-name="T24">(Queue</text:span><text:span text:style-name="T15">*</text:span><text:span text:style-name="T24"> q)</text:span></text:p>
      <text:p text:style-name="P8"><text:span text:style-name="T24">{</text:span></text:p>
      <text:p text:style-name="P8"><text:span text:style-name="T24"><text:s text:c="4"/>Qnode</text:span><text:span text:style-name="T15">*</text:span><text:span text:style-name="T24"> currHead;</text:span></text:p>
      <text:p text:style-name="P8"><text:span text:style-name="T24"><text:s text:c="4"/></text:span><text:span text:style-name="T13">void</text:span><text:span text:style-name="T15">*</text:span><text:span text:style-name="T24"> value;</text:span></text:p>
      <text:p text:style-name="P12"/>
      <text:p text:style-name="P8"><text:span text:style-name="T24"><text:s text:c="4"/>currHead </text:span><text:span text:style-name="T15">=</text:span><text:span text:style-name="T24"> q</text:span><text:span text:style-name="T15">-&gt;</text:span><text:span text:style-name="T24">head;</text:span></text:p>
      <text:p text:style-name="P12"/>
      <text:p text:style-name="P8"><text:span text:style-name="T24"><text:s text:c="4"/></text:span><text:span text:style-name="T11">if</text:span><text:span text:style-name="T24">(q</text:span><text:span text:style-name="T15">-&gt;</text:span><text:span text:style-name="T24">length </text:span><text:span text:style-name="T15">==</text:span><text:span text:style-name="T24"> </text:span><text:span text:style-name="T17">0</text:span><text:span text:style-name="T24">)</text:span></text:p>
      <text:p text:style-name="P8"><text:span text:style-name="T24"><text:s text:c="4"/>{</text:span></text:p>
      <text:p text:style-name="P8"><text:span text:style-name="T24"><text:s text:c="8"/>value </text:span><text:span text:style-name="T15">=</text:span><text:span text:style-name="T24"> </text:span><text:span text:style-name="T10">NULL</text:span><text:span text:style-name="T24">;</text:span></text:p>
      <text:p text:style-name="P8"><text:span text:style-name="T24"><text:s text:c="8"/>printf(</text:span><text:span text:style-name="T20">"List is Empty: nothing to dequeue</text:span><text:span text:style-name="T21">\n</text:span><text:span text:style-name="T20">"</text:span><text:span text:style-name="T24">);</text:span></text:p>
      <text:p text:style-name="P8"><text:span text:style-name="T24"><text:s text:c="4"/>}</text:span></text:p>
      <text:p text:style-name="P8"><text:span text:style-name="T24"><text:s text:c="4"/></text:span><text:span text:style-name="T11">else</text:span></text:p>
      <text:p text:style-name="P8"><text:soft-page-break/><text:span text:style-name="T24"><text:s text:c="4"/>{</text:span></text:p>
      <text:p text:style-name="P8"><text:span text:style-name="T24"><text:s text:c="8"/>value </text:span><text:span text:style-name="T15">=</text:span><text:span text:style-name="T24"> currHead</text:span><text:span text:style-name="T15">-&gt;</text:span><text:span text:style-name="T24">data;</text:span></text:p>
      <text:p text:style-name="P8"><text:span text:style-name="T24"><text:s text:c="8"/></text:span><text:span text:style-name="T11">if</text:span><text:span text:style-name="T24">(currHead</text:span><text:span text:style-name="T15">-&gt;</text:span><text:span text:style-name="T24">next </text:span><text:span text:style-name="T15">==</text:span><text:span text:style-name="T24"> </text:span><text:span text:style-name="T10">NULL</text:span><text:span text:style-name="T24">)</text:span></text:p>
      <text:p text:style-name="P8"><text:span text:style-name="T24"><text:s text:c="8"/>{</text:span></text:p>
      <text:p text:style-name="P8"><text:span text:style-name="T24"><text:s text:c="12"/>q</text:span><text:span text:style-name="T15">-&gt;</text:span><text:span text:style-name="T24">tail </text:span><text:span text:style-name="T15">=</text:span><text:span text:style-name="T24"> </text:span><text:span text:style-name="T10">NULL</text:span><text:span text:style-name="T24">;</text:span></text:p>
      <text:p text:style-name="P8"><text:span text:style-name="T24"><text:s text:c="8"/>}</text:span></text:p>
      <text:p text:style-name="P8"><text:span text:style-name="T24"><text:s text:c="5"/></text:span></text:p>
      <text:p text:style-name="P8"><text:span text:style-name="T24"><text:s text:c="8"/>q</text:span><text:span text:style-name="T15">-&gt;</text:span><text:span text:style-name="T24">head </text:span><text:span text:style-name="T15">=</text:span><text:span text:style-name="T24"> currHead</text:span><text:span text:style-name="T15">-&gt;</text:span><text:span text:style-name="T24">next;</text:span></text:p>
      <text:p text:style-name="P12"/>
      <text:p text:style-name="P8"><text:span text:style-name="T24"><text:s text:c="8"/>q</text:span><text:span text:style-name="T15">-&gt;</text:span><text:span text:style-name="T24">length</text:span><text:span text:style-name="T15">--</text:span><text:span text:style-name="T24">;</text:span></text:p>
      <text:p text:style-name="P8"><text:span text:style-name="T24"><text:s text:c="4"/>}</text:span></text:p>
      <text:p text:style-name="P8"><text:span text:style-name="T24"><text:s text:c="4"/>free(currHead);</text:span></text:p>
      <text:p text:style-name="P12"/>
      <text:p text:style-name="P8"><text:span text:style-name="T24"><text:s text:c="4"/></text:span><text:span text:style-name="T11">return</text:span><text:span text:style-name="T24"> value;</text:span></text:p>
      <text:p text:style-name="P8"><text:span text:style-name="T24">}</text:span></text:p>
      <text:p text:style-name="P12"/>
      <text:p text:style-name="P8"><text:span text:style-name="T7">/*</text:span></text:p>
      <text:p text:style-name="P8"><text:span text:style-name="T7"><text:s/>*Check if queue is empty</text:span></text:p>
      <text:p text:style-name="P8"><text:span text:style-name="T7"><text:s/>*IMPORT: queue</text:span></text:p>
      <text:p text:style-name="P8"><text:span text:style-name="T7"><text:s/>*EXPORT: integer indicating empty or nor</text:span></text:p>
      <text:p text:style-name="P8"><text:span text:style-name="T7"><text:s/>*/</text:span></text:p>
      <text:p text:style-name="P8"><text:span text:style-name="T13">int</text:span><text:span text:style-name="T24"> </text:span><text:span text:style-name="T23">queueEmpty</text:span><text:span text:style-name="T24">(Queue</text:span><text:span text:style-name="T15">*</text:span><text:span text:style-name="T24"> q)</text:span></text:p>
      <text:p text:style-name="P8"><text:span text:style-name="T24">{</text:span></text:p>
      <text:p text:style-name="P8"><text:span text:style-name="T24"><text:s text:c="4"/></text:span><text:span text:style-name="T13">int</text:span><text:span text:style-name="T24"> isEmpty </text:span><text:span text:style-name="T15">=</text:span><text:span text:style-name="T24"> </text:span><text:span text:style-name="T17">0</text:span><text:span text:style-name="T24">;</text:span></text:p>
      <text:p text:style-name="P12"/>
      <text:p text:style-name="P8"><text:span text:style-name="T24"><text:s text:c="4"/></text:span><text:span text:style-name="T7">//nothing at head then queue is empty</text:span></text:p>
      <text:p text:style-name="P8"><text:span text:style-name="T24"><text:s text:c="4"/></text:span><text:span text:style-name="T11">if</text:span><text:span text:style-name="T24">(q</text:span><text:span text:style-name="T15">-&gt;</text:span><text:span text:style-name="T24">head </text:span><text:span text:style-name="T15">==</text:span><text:span text:style-name="T24"> </text:span><text:span text:style-name="T10">NULL</text:span><text:span text:style-name="T24">)</text:span></text:p>
      <text:p text:style-name="P8"><text:span text:style-name="T24"><text:s text:c="4"/>{</text:span></text:p>
      <text:p text:style-name="P8"><text:span text:style-name="T24"><text:s text:c="8"/>isEmpty </text:span><text:span text:style-name="T15">=</text:span><text:span text:style-name="T24"> </text:span><text:span text:style-name="T17">1</text:span><text:span text:style-name="T24">;</text:span></text:p>
      <text:p text:style-name="P8"><text:span text:style-name="T24"><text:s text:c="4"/>}</text:span></text:p>
      <text:p text:style-name="P12"/>
      <text:p text:style-name="P8"><text:span text:style-name="T24"><text:s text:c="4"/></text:span><text:span text:style-name="T11">return</text:span><text:span text:style-name="T24"> isEmpty;</text:span></text:p>
      <text:p text:style-name="P8"><text:span text:style-name="T24">}</text:span></text:p>
      <text:p text:style-name="P12"/>
      <text:p text:style-name="P8"><text:span text:style-name="T7">/*</text:span></text:p>
      <text:p text:style-name="P8"><text:span text:style-name="T7"><text:s/>* peek at front of queue</text:span></text:p>
      <text:p text:style-name="P8"><text:span text:style-name="T7"><text:s/>*IMPORT: queue</text:span></text:p>
      <text:p text:style-name="P8"><text:span text:style-name="T7"><text:s/>*EXPORT: data of type void pointer</text:span></text:p>
      <text:p text:style-name="P8"><text:span text:style-name="T7"><text:s/>*/</text:span></text:p>
      <text:p text:style-name="P8"><text:span text:style-name="T13">void</text:span><text:span text:style-name="T15">*</text:span><text:span text:style-name="T24"> </text:span><text:span text:style-name="T23">peekFirst</text:span><text:span text:style-name="T24">(Queue </text:span><text:span text:style-name="T15">*</text:span><text:span text:style-name="T24">q)</text:span></text:p>
      <text:p text:style-name="P8"><text:span text:style-name="T24">{</text:span></text:p>
      <text:p text:style-name="P8"><text:span text:style-name="T24"><text:s text:c="4"/></text:span><text:span text:style-name="T13">void</text:span><text:span text:style-name="T15">*</text:span><text:span text:style-name="T24"> value;</text:span></text:p>
      <text:p text:style-name="P12"/>
      <text:p text:style-name="P8"><text:span text:style-name="T24"><text:s text:c="4"/></text:span><text:span text:style-name="T11">if</text:span><text:span text:style-name="T24"> (q</text:span><text:span text:style-name="T15">-&gt;</text:span><text:span text:style-name="T24">length </text:span><text:span text:style-name="T15">==</text:span><text:span text:style-name="T24"> </text:span><text:span text:style-name="T17">0</text:span><text:span text:style-name="T24">)</text:span></text:p>
      <text:p text:style-name="P8"><text:span text:style-name="T24"><text:s text:c="4"/>{</text:span></text:p>
      <text:p text:style-name="P8"><text:span text:style-name="T24"><text:s text:c="8"/>value </text:span><text:span text:style-name="T15">=</text:span><text:span text:style-name="T24"> </text:span><text:span text:style-name="T10">NULL</text:span><text:span text:style-name="T24">;</text:span></text:p>
      <text:p text:style-name="P8"><text:span text:style-name="T24"><text:s text:c="4"/>}</text:span></text:p>
      <text:p text:style-name="P8"><text:span text:style-name="T24"><text:s text:c="4"/></text:span><text:span text:style-name="T11">else</text:span></text:p>
      <text:p text:style-name="P8"><text:span text:style-name="T24"><text:s text:c="4"/>{</text:span></text:p>
      <text:p text:style-name="P8"><text:span text:style-name="T24"><text:s text:c="8"/>value </text:span><text:span text:style-name="T15">=</text:span><text:span text:style-name="T24"> q</text:span><text:span text:style-name="T15">-&gt;</text:span><text:span text:style-name="T24">head</text:span><text:span text:style-name="T15">-&gt;</text:span><text:span text:style-name="T24">data;</text:span></text:p>
      <text:p text:style-name="P8"><text:span text:style-name="T24"><text:s text:c="4"/>}</text:span></text:p>
      <text:p text:style-name="P12"/>
      <text:p text:style-name="P8"><text:span text:style-name="T24"><text:s text:c="4"/></text:span><text:span text:style-name="T11">return</text:span><text:span text:style-name="T24"> value;</text:span></text:p>
      <text:p text:style-name="P8"><text:span text:style-name="T24">}</text:span></text:p>
      <text:p text:style-name="P12"/>
      <text:p text:style-name="P8"><text:span text:style-name="T7">/*</text:span></text:p>
      <text:p text:style-name="P8"><text:span text:style-name="T7"><text:s/>* peek at end of queue</text:span></text:p>
      <text:p text:style-name="P8"><text:span text:style-name="T7"><text:s/>*IMPORT: queue</text:span></text:p>
      <text:p text:style-name="P8"><text:span text:style-name="T7"><text:s/>*EXPORT: data of type void pointer</text:span></text:p>
      <text:p text:style-name="P8"><text:span text:style-name="T7"><text:s/>*/</text:span></text:p>
      <text:p text:style-name="P8"><text:span text:style-name="T13">void</text:span><text:span text:style-name="T15">*</text:span><text:span text:style-name="T24"> </text:span><text:span text:style-name="T23">peekLast</text:span><text:span text:style-name="T24">(Queue </text:span><text:span text:style-name="T15">*</text:span><text:span text:style-name="T24">q)</text:span></text:p>
      <text:p text:style-name="P8"><text:span text:style-name="T24">{</text:span></text:p>
      <text:p text:style-name="P8"><text:span text:style-name="T24"><text:s text:c="4"/></text:span><text:span text:style-name="T13">void</text:span><text:span text:style-name="T15">*</text:span><text:span text:style-name="T24"> value;</text:span></text:p>
      <text:p text:style-name="P12"/>
      <text:p text:style-name="P8"><text:span text:style-name="T24"><text:s text:c="4"/></text:span><text:span text:style-name="T11">if</text:span><text:span text:style-name="T24"> (q</text:span><text:span text:style-name="T15">-&gt;</text:span><text:span text:style-name="T24">length </text:span><text:span text:style-name="T15">==</text:span><text:span text:style-name="T24"> </text:span><text:span text:style-name="T17">0</text:span><text:span text:style-name="T24">)</text:span></text:p>
      <text:p text:style-name="P8"><text:span text:style-name="T24"><text:s text:c="4"/>{</text:span></text:p>
      <text:p text:style-name="P8"><text:span text:style-name="T24"><text:s text:c="8"/>value </text:span><text:span text:style-name="T15">=</text:span><text:span text:style-name="T24"> </text:span><text:span text:style-name="T10">NULL</text:span><text:span text:style-name="T24">;</text:span></text:p>
      <text:p text:style-name="P8"><text:span text:style-name="T24"><text:s text:c="4"/>}</text:span></text:p>
      <text:p text:style-name="P8"><text:span text:style-name="T24"><text:s text:c="4"/></text:span><text:span text:style-name="T11">else</text:span></text:p>
      <text:p text:style-name="P8"><text:span text:style-name="T24"><text:s text:c="4"/>{</text:span></text:p>
      <text:p text:style-name="P8"><text:span text:style-name="T24"><text:s text:c="8"/>value </text:span><text:span text:style-name="T15">=</text:span><text:span text:style-name="T24"> q</text:span><text:span text:style-name="T15">-&gt;</text:span><text:span text:style-name="T24">tail</text:span><text:span text:style-name="T15">-&gt;</text:span><text:span text:style-name="T24">data;</text:span></text:p>
      <text:p text:style-name="P8"><text:span text:style-name="T24"><text:s text:c="4"/>}</text:span></text:p>
      <text:p text:style-name="P12"/>
      <text:p text:style-name="P8"><text:span text:style-name="T24"><text:s text:c="4"/></text:span><text:span text:style-name="T11">return</text:span><text:span text:style-name="T24"> value;</text:span></text:p>
      <text:p text:style-name="P8"><text:soft-page-break/><text:span text:style-name="T24">}</text:span></text:p>
      <text:p text:style-name="P12"/>
      <text:p text:style-name="P8"><text:span text:style-name="T7">/*</text:span></text:p>
      <text:p text:style-name="P8"><text:span text:style-name="T7"><text:s/>* free queue and its content from memory if needed</text:span></text:p>
      <text:p text:style-name="P8"><text:span text:style-name="T7"><text:s/>*IMPORT: queue, integer indicating to free data or not</text:span></text:p>
      <text:p text:style-name="P8"><text:span text:style-name="T7"><text:s/>*/</text:span></text:p>
      <text:p text:style-name="P8"><text:span text:style-name="T13">void</text:span><text:span text:style-name="T24"> </text:span><text:span text:style-name="T23">freeQueue</text:span><text:span text:style-name="T24">(Queue</text:span><text:span text:style-name="T15">*</text:span><text:span text:style-name="T24"> q, </text:span><text:span text:style-name="T13">int</text:span><text:span text:style-name="T24"> freeOrNot)</text:span></text:p>
      <text:p text:style-name="P8"><text:span text:style-name="T24">{</text:span></text:p>
      <text:p text:style-name="P8"><text:span text:style-name="T24"><text:s text:c="4"/>Qnode</text:span><text:span text:style-name="T15">*</text:span><text:span text:style-name="T24"> node, </text:span><text:span text:style-name="T15">*</text:span><text:span text:style-name="T24">nextNode;</text:span></text:p>
      <text:p text:style-name="P8"><text:span text:style-name="T24"><text:s text:c="4"/></text:span></text:p>
      <text:p text:style-name="P8"><text:span text:style-name="T24"><text:s text:c="4"/>node </text:span><text:span text:style-name="T15">=</text:span><text:span text:style-name="T24"> q</text:span><text:span text:style-name="T15">-&gt;</text:span><text:span text:style-name="T24">head;</text:span><text:span text:style-name="T7">/*start at front of q*/</text:span></text:p>
      <text:p text:style-name="P8"><text:span text:style-name="T24"><text:s text:c="4"/></text:span><text:span text:style-name="T11">while</text:span><text:span text:style-name="T24"> (node </text:span><text:span text:style-name="T15">!=</text:span><text:span text:style-name="T24"> </text:span><text:span text:style-name="T10">NULL</text:span><text:span text:style-name="T24">)</text:span></text:p>
      <text:p text:style-name="P8"><text:span text:style-name="T24"><text:s text:c="4"/>{</text:span></text:p>
      <text:p text:style-name="P8"><text:span text:style-name="T24"><text:s text:c="8"/>nextNode </text:span><text:span text:style-name="T15">=</text:span><text:span text:style-name="T24"> node</text:span><text:span text:style-name="T15">-&gt;</text:span><text:span text:style-name="T24">next;</text:span><text:span text:style-name="T7">/*get next node*/</text:span></text:p>
      <text:p text:style-name="P8"><text:span text:style-name="T24"><text:s text:c="8"/></text:span><text:span text:style-name="T11">if</text:span><text:span text:style-name="T24"> (freeOrNot </text:span><text:span text:style-name="T15">==</text:span><text:span text:style-name="T24"> </text:span><text:span text:style-name="T17">1</text:span><text:span text:style-name="T24">)</text:span><text:span text:style-name="T7">/*if freeOrNot is 1</text:span></text:p>
      <text:p text:style-name="P8"><text:span text:style-name="T7"><text:s text:c="36"/>then free the data. </text:span></text:p>
      <text:p text:style-name="P8"><text:span text:style-name="T7"><text:s text:c="36"/>Otherwise don't free data*/</text:span></text:p>
      <text:p text:style-name="P8"><text:span text:style-name="T24"><text:s text:c="8"/>{</text:span></text:p>
      <text:p text:style-name="P8"><text:span text:style-name="T24"><text:s text:c="12"/>free(node</text:span><text:span text:style-name="T15">-&gt;</text:span><text:span text:style-name="T24">data);</text:span><text:span text:style-name="T7">/*free malloced data*/</text:span></text:p>
      <text:p text:style-name="P8"><text:span text:style-name="T24"><text:s text:c="8"/>}</text:span></text:p>
      <text:p text:style-name="P8"><text:span text:style-name="T24"><text:s text:c="8"/>free(node);</text:span></text:p>
      <text:p text:style-name="P8"><text:span text:style-name="T24"><text:s text:c="8"/>node </text:span><text:span text:style-name="T15">=</text:span><text:span text:style-name="T24"> nextNode;</text:span><text:span text:style-name="T7">/*make sure current is the next node*/</text:span></text:p>
      <text:p text:style-name="P8"><text:span text:style-name="T24"><text:s text:c="4"/>}</text:span></text:p>
      <text:p text:style-name="P12"/>
      <text:p text:style-name="P8"><text:span text:style-name="T24"><text:s text:c="4"/>free(q);</text:span></text:p>
      <text:p text:style-name="P8"><text:span text:style-name="T24">}</text:span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oft-page-break/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7">/**</text:span></text:p>
      <text:p text:style-name="P8"><text:span text:style-name="T7"><text:s/>*Scheduler head file</text:span></text:p>
      <text:p text:style-name="P8"><text:span text:style-name="T7"><text:s/>**/</text:span></text:p>
      <text:p text:style-name="P12"/>
      <text:p text:style-name="P8"><text:span text:style-name="T10">#pragma once</text:span></text:p>
      <text:p text:style-name="P12"/>
      <text:p text:style-name="P8"><text:span text:style-name="T10">#define SERVING 1</text:span></text:p>
      <text:p text:style-name="P8"><text:span text:style-name="T10">#define DONE 2</text:span></text:p>
      <text:p text:style-name="P12"/>
      <text:p text:style-name="P8"><text:span text:style-name="T10">#include "fileIO.h"</text:span></text:p>
      <text:p text:style-name="P8"><text:span text:style-name="T10">#include "Queue.h"</text:span></text:p>
      <text:p text:style-name="P12"/>
      <text:p text:style-name="P8"><text:span text:style-name="T7">//process struct containing info</text:span></text:p>
      <text:p text:style-name="P8"><text:span text:style-name="T11">typedef</text:span><text:span text:style-name="T24"> </text:span><text:span text:style-name="T11">struct</text:span></text:p>
      <text:p text:style-name="P8"><text:span text:style-name="T24">{</text:span></text:p>
      <text:p text:style-name="P8"><text:span text:style-name="T24"><text:tab/></text:span><text:span text:style-name="T13">int</text:span><text:span text:style-name="T24"> task_id;</text:span></text:p>
      <text:p text:style-name="P8"><text:span text:style-name="T24"><text:tab/></text:span><text:span text:style-name="T13">int</text:span><text:span text:style-name="T24"> cpu_burst;</text:span></text:p>
      <text:p text:style-name="P8"><text:span text:style-name="T24"><text:tab/></text:span><text:span text:style-name="T13">int</text:span><text:span text:style-name="T24"> arrive_hr, arrive_min, arrive_sec;<text:tab/></text:span></text:p>
      <text:p text:style-name="P8"><text:span text:style-name="T24"><text:tab/></text:span><text:span text:style-name="T13">int</text:span><text:span text:style-name="T24"> serv_hr, serv_min, serv_sec;</text:span></text:p>
      <text:p text:style-name="P8"><text:span text:style-name="T24"><text:tab/></text:span><text:span text:style-name="T13">int</text:span><text:span text:style-name="T24"> comp_hr, comp_min, comp_sec;</text:span></text:p>
      <text:p text:style-name="P8"><text:span text:style-name="T24">}process;</text:span></text:p>
      <text:p text:style-name="P12"/>
      <text:p text:style-name="P8"><text:span text:style-name="T13">void</text:span><text:span text:style-name="T15">*</text:span><text:span text:style-name="T24"> </text:span><text:span text:style-name="T23">task</text:span><text:span text:style-name="T24">(</text:span><text:span text:style-name="T13">void</text:span><text:span text:style-name="T15">*</text:span><text:span text:style-name="T24"> arg);</text:span></text:p>
      <text:p text:style-name="P8"><text:span text:style-name="T13">void</text:span><text:span text:style-name="T15">*</text:span><text:span text:style-name="T24"> </text:span><text:span text:style-name="T23">cpu</text:span><text:span text:style-name="T24">(</text:span><text:span text:style-name="T13">void</text:span><text:span text:style-name="T24"> </text:span><text:span text:style-name="T15">*</text:span><text:span text:style-name="T24">arg);</text:span></text:p>
      <text:p text:style-name="P8"><text:span text:style-name="T13">void</text:span><text:span text:style-name="T24"> </text:span><text:span text:style-name="T23">getTime</text:span><text:span text:style-name="T24">(</text:span><text:span text:style-name="T13">int</text:span><text:span text:style-name="T24"> </text:span><text:span text:style-name="T15">*</text:span><text:span text:style-name="T24">hr, </text:span><text:span text:style-name="T13">int</text:span><text:span text:style-name="T24"> </text:span><text:span text:style-name="T15">*</text:span><text:span text:style-name="T24">min, </text:span><text:span text:style-name="T13">int</text:span><text:span text:style-name="T24"> </text:span><text:span text:style-name="T15">*</text:span><text:span text:style-name="T24">sec);</text:span></text:p>
      <text:p text:style-name="P8"><text:span text:style-name="T13">void</text:span><text:span text:style-name="T24"> </text:span><text:span text:style-name="T23">calcWaitTime</text:span><text:span text:style-name="T24">(process </text:span><text:span text:style-name="T15">*</text:span><text:span text:style-name="T24">inTask);</text:span></text:p>
      <text:p text:style-name="P8"><text:span text:style-name="T13">void</text:span><text:span text:style-name="T24"> </text:span><text:span text:style-name="T23">calcTurnAround</text:span><text:span text:style-name="T24">(process </text:span><text:span text:style-name="T15">*</text:span><text:span text:style-name="T24">inTask);</text:span></text:p>
      <text:p text:style-name="P8"><text:span text:style-name="T13">void</text:span><text:span text:style-name="T24"> </text:span><text:span text:style-name="T23">taskThreadStats</text:span><text:span text:style-name="T24">(process </text:span><text:span text:style-name="T15">*</text:span><text:span text:style-name="T24">task);</text:span></text:p>
      <text:p text:style-name="P8"><text:span text:style-name="T13">void</text:span><text:span text:style-name="T24"> </text:span><text:span text:style-name="T23">cpuThreadStats</text:span><text:span text:style-name="T24">(process </text:span><text:span text:style-name="T15">*</text:span><text:span text:style-name="T24">task, </text:span><text:span text:style-name="T13">char</text:span><text:span text:style-name="T24"> </text:span><text:span text:style-name="T15">*</text:span><text:span text:style-name="T24">cpu_name, </text:span><text:span text:style-name="T13">int</text:span><text:span text:style-name="T24"> status);</text:span></text:p>
      <text:p text:style-name="P8"><text:span text:style-name="T13">void</text:span><text:span text:style-name="T24"> </text:span><text:span text:style-name="T23">taskTimeStats</text:span><text:span text:style-name="T24">();</text:span></text:p>
      <text:p text:style-name="P8"><text:span text:style-name="T13">int</text:span><text:span text:style-name="T24"> </text:span><text:span text:style-name="T23">criticalNotEmpty</text:span><text:span text:style-name="T24">(</text:span><text:span text:style-name="T13">char</text:span><text:span text:style-name="T24"> </text:span><text:span text:style-name="T15">*</text:span><text:span text:style-name="T24">nameCpu);</text:span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7">/*</text:span></text:p>
      <text:p text:style-name="P8"><text:span text:style-name="T7"><text:s/>*queue header file</text:span></text:p>
      <text:p text:style-name="P8"><text:span text:style-name="T7"><text:s/>*/</text:span></text:p>
      <text:p text:style-name="P8"><text:span text:style-name="T10">#pragma once</text:span></text:p>
      <text:p text:style-name="P12"/>
      <text:p text:style-name="P8"><text:span text:style-name="T11">typedef</text:span><text:span text:style-name="T24"> </text:span><text:span text:style-name="T11">struct</text:span><text:span text:style-name="T24"> node</text:span></text:p>
      <text:p text:style-name="P8"><text:span text:style-name="T24">{</text:span></text:p>
      <text:p text:style-name="P8"><text:span text:style-name="T24"><text:s text:c="4"/></text:span><text:span text:style-name="T13">void</text:span><text:span text:style-name="T15">*</text:span><text:span text:style-name="T24"> data;</text:span></text:p>
      <text:p text:style-name="P8"><text:span text:style-name="T24"><text:s text:c="4"/></text:span><text:span text:style-name="T11">struct</text:span><text:span text:style-name="T24"> node</text:span><text:span text:style-name="T15">*</text:span><text:span text:style-name="T24"> next;</text:span></text:p>
      <text:p text:style-name="P8"><text:span text:style-name="T24">}Qnode;</text:span></text:p>
      <text:p text:style-name="P12"/>
      <text:p text:style-name="P8"><text:span text:style-name="T11">typedef</text:span><text:span text:style-name="T24"> </text:span><text:span text:style-name="T11">struct</text:span></text:p>
      <text:p text:style-name="P8"><text:span text:style-name="T24">{</text:span></text:p>
      <text:p text:style-name="P8"><text:span text:style-name="T24"><text:s text:c="4"/>Qnode</text:span><text:span text:style-name="T15">*</text:span><text:span text:style-name="T24"> head;</text:span></text:p>
      <text:p text:style-name="P8"><text:span text:style-name="T24"><text:s text:c="4"/>Qnode</text:span><text:span text:style-name="T15">*</text:span><text:span text:style-name="T24"> tail;</text:span></text:p>
      <text:p text:style-name="P8"><text:span text:style-name="T24"><text:s text:c="4"/></text:span><text:span text:style-name="T13">int</text:span><text:span text:style-name="T24"> length;</text:span></text:p>
      <text:p text:style-name="P8"><text:span text:style-name="T24">}Queue;</text:span></text:p>
      <text:p text:style-name="P12"/>
      <text:p text:style-name="P8"><text:span text:style-name="T24">Queue</text:span><text:span text:style-name="T15">*</text:span><text:span text:style-name="T24"> </text:span><text:span text:style-name="T23">createQueue</text:span><text:span text:style-name="T24">();</text:span></text:p>
      <text:p text:style-name="P8"><text:span text:style-name="T13">void</text:span><text:span text:style-name="T24"> </text:span><text:span text:style-name="T23">enqueue</text:span><text:span text:style-name="T24">(Queue</text:span><text:span text:style-name="T15">*</text:span><text:span text:style-name="T24"> q, </text:span><text:span text:style-name="T13">void</text:span><text:span text:style-name="T15">*</text:span><text:span text:style-name="T24"> data);</text:span></text:p>
      <text:p text:style-name="P8"><text:span text:style-name="T13">void</text:span><text:span text:style-name="T15">*</text:span><text:span text:style-name="T24"> </text:span><text:span text:style-name="T23">dequeue</text:span><text:span text:style-name="T24">(Queue</text:span><text:span text:style-name="T15">*</text:span><text:span text:style-name="T24"> q);</text:span></text:p>
      <text:p text:style-name="P8"><text:span text:style-name="T13">int</text:span><text:span text:style-name="T24"> </text:span><text:span text:style-name="T23">queueEmpty</text:span><text:span text:style-name="T24">(Queue</text:span><text:span text:style-name="T15">*</text:span><text:span text:style-name="T24"> q);</text:span></text:p>
      <text:p text:style-name="P8"><text:span text:style-name="T13">void</text:span><text:span text:style-name="T15">*</text:span><text:span text:style-name="T24"> </text:span><text:span text:style-name="T23">peekFirst</text:span><text:span text:style-name="T24">(Queue </text:span><text:span text:style-name="T15">*</text:span><text:span text:style-name="T24">q);</text:span></text:p>
      <text:p text:style-name="P8"><text:span text:style-name="T13">void</text:span><text:span text:style-name="T15">*</text:span><text:span text:style-name="T24"> </text:span><text:span text:style-name="T23">peekLast</text:span><text:span text:style-name="T24">(Queue </text:span><text:span text:style-name="T15">*</text:span><text:span text:style-name="T24">q);</text:span></text:p>
      <text:p text:style-name="P8"><text:span text:style-name="T13">void</text:span><text:span text:style-name="T24"> </text:span><text:span text:style-name="T23">freeQueue</text:span><text:span text:style-name="T24">(Queue</text:span><text:span text:style-name="T15">*</text:span><text:span text:style-name="T24"> q, </text:span><text:span text:style-name="T13">int</text:span><text:span text:style-name="T24"> freeOrNot);</text:span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oft-page-break/><text:span text:style-name="T24"/></text:p>
      <text:p text:style-name="P8"><text:span text:style-name="T24"/></text:p>
      <text:p text:style-name="P8"><text:span text:style-name="T7">/*</text:span></text:p>
      <text:p text:style-name="P8"><text:span text:style-name="T7"><text:s/>* file header file</text:span></text:p>
      <text:p text:style-name="P8"><text:span text:style-name="T7"><text:s/>*/</text:span></text:p>
      <text:p text:style-name="P8"><text:span text:style-name="T10">#pragma once</text:span></text:p>
      <text:p text:style-name="P12"/>
      <text:p text:style-name="P8"><text:span text:style-name="T10">#include "Queue.h"</text:span></text:p>
      <text:p text:style-name="P8"><text:span text:style-name="T10">#include "scheduler.h"</text:span></text:p>
      <text:p text:style-name="P12"/>
      <text:p text:style-name="P8"><text:span text:style-name="T13">int</text:span><text:span text:style-name="T24"> </text:span><text:span text:style-name="T23">readFile</text:span><text:span text:style-name="T24">(</text:span><text:span text:style-name="T13">char</text:span><text:span text:style-name="T24"> </text:span><text:span text:style-name="T15">*</text:span><text:span text:style-name="T24">fileName, Queue </text:span><text:span text:style-name="T15">*</text:span><text:span text:style-name="T24">q);</text:span></text:p>
      <text:p text:style-name="P8"><text:span text:style-name="T13">int</text:span><text:span text:style-name="T24"> </text:span><text:span text:style-name="T23">writeToFile</text:span><text:span text:style-name="T24">(</text:span><text:span text:style-name="T13">char</text:span><text:span text:style-name="T24"> </text:span><text:span text:style-name="T15">*</text:span><text:span text:style-name="T24">fileName, </text:span><text:span text:style-name="T13">char</text:span><text:span text:style-name="T24"> </text:span><text:span text:style-name="T15">*</text:span><text:span text:style-name="T24">str);</text:span></text:p>
      <text:p text:style-name="P8"><text:span text:style-name="T13">int</text:span><text:span text:style-name="T24"> </text:span><text:span text:style-name="T23">writeTaskTimeStats</text:span><text:span text:style-name="T24">(</text:span><text:span text:style-name="T13">char</text:span><text:span text:style-name="T24"> </text:span><text:span text:style-name="T15">*</text:span><text:span text:style-name="T24">fileName, </text:span><text:span text:style-name="T13">float</text:span><text:span text:style-name="T24"> num_tasks, </text:span><text:span text:style-name="T13">float</text:span><text:span text:style-name="T24"> avg_wait, </text:span><text:span text:style-name="T13">float</text:span><text:span text:style-name="T24"> avg_TAT);</text:span></text:p>
      <text:p text:style-name="P8"><text:span text:style-name="T13">int</text:span><text:span text:style-name="T24"> </text:span><text:span text:style-name="T23">wipeLog</text:span><text:span text:style-name="T24">(</text:span><text:span text:style-name="T13">char</text:span><text:span text:style-name="T24"> </text:span><text:span text:style-name="T15">*</text:span><text:span text:style-name="T24">fileName);</text:span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17"><text:span text:style-name="T25"/></text:p>
      <text:p text:style-name="P9"><text:span text:style-name="T25"/></text:p>
      <text:p text:style-name="P9"><text:span text:style-name="T25">EXEC</text:span><text:span text:style-name="T24"> </text:span><text:span text:style-name="T15">=</text:span><text:span text:style-name="T24"> scheduler</text:span></text:p>
      <text:p text:style-name="P9"><text:span text:style-name="T25">UNITTEST</text:span><text:span text:style-name="T24"> </text:span><text:span text:style-name="T15">=</text:span><text:span text:style-name="T24"> qUnitTest</text:span></text:p>
      <text:p text:style-name="P9"><text:span text:style-name="T25">OBJTEST</text:span><text:span text:style-name="T24"> </text:span><text:span text:style-name="T15">=</text:span><text:span text:style-name="T24"> UnitTestQueue.o Queue.o</text:span></text:p>
      <text:p text:style-name="P9"><text:span text:style-name="T25">OBJ</text:span><text:span text:style-name="T24"> </text:span><text:span text:style-name="T15">=</text:span><text:span text:style-name="T24"> scheduler.o fileIO.o Queue.o</text:span></text:p>
      <text:p text:style-name="P9"><text:span text:style-name="T25">CFLAGS</text:span><text:span text:style-name="T24"> </text:span><text:span text:style-name="T15">=</text:span><text:span text:style-name="T24"> -Wall -g -lpthread</text:span></text:p>
      <text:p text:style-name="P9"><text:span text:style-name="T25">CC</text:span><text:span text:style-name="T24"> </text:span><text:span text:style-name="T15">=</text:span><text:span text:style-name="T24"> gcc</text:span></text:p>
      <text:p text:style-name="P13"/>
      <text:p text:style-name="P9"><text:span text:style-name="T23">all </text:span><text:span text:style-name="T15">:</text:span><text:span text:style-name="T24"> </text:span><text:span text:style-name="T17">$(UNITTEST) $(EXEC)</text:span></text:p>
      <text:p text:style-name="P13"/>
      <text:p text:style-name="P9"><text:span text:style-name="T11">$(</text:span><text:span text:style-name="T24">EXEC</text:span><text:span text:style-name="T11">)</text:span><text:span text:style-name="T24"> : </text:span><text:span text:style-name="T11">$(</text:span><text:span text:style-name="T24">OBJ</text:span><text:span text:style-name="T11">)</text:span></text:p>
      <text:p text:style-name="P9"><text:span text:style-name="T24"><text:tab/></text:span><text:span text:style-name="T11">$(</text:span><text:span text:style-name="T24">CC</text:span><text:span text:style-name="T11">)</text:span><text:span text:style-name="T24"> </text:span><text:span text:style-name="T11">$(</text:span><text:span text:style-name="T24">OBJ</text:span><text:span text:style-name="T11">)</text:span><text:span text:style-name="T24"> -o </text:span><text:span text:style-name="T11">$(</text:span><text:span text:style-name="T24">EXEC</text:span><text:span text:style-name="T11">)</text:span><text:span text:style-name="T24"> </text:span><text:span text:style-name="T11">$(</text:span><text:span text:style-name="T24">CFLAGS</text:span><text:span text:style-name="T11">)</text:span></text:p>
      <text:p text:style-name="P13"/>
      <text:p text:style-name="P9"><text:span text:style-name="T11">$(</text:span><text:span text:style-name="T24">UNITTEST</text:span><text:span text:style-name="T11">)</text:span><text:span text:style-name="T24"> : </text:span><text:span text:style-name="T11">$(</text:span><text:span text:style-name="T24">OBJTEST</text:span><text:span text:style-name="T11">)</text:span></text:p>
      <text:p text:style-name="P9"><text:span text:style-name="T24"><text:tab/></text:span><text:span text:style-name="T11">$(</text:span><text:span text:style-name="T24">CC</text:span><text:span text:style-name="T11">)</text:span><text:span text:style-name="T24"> </text:span><text:span text:style-name="T11">$(</text:span><text:span text:style-name="T24">OBJTEST</text:span><text:span text:style-name="T11">)</text:span><text:span text:style-name="T24"> -o </text:span><text:span text:style-name="T11">$(</text:span><text:span text:style-name="T24">UNITTEST</text:span><text:span text:style-name="T11">)</text:span><text:span text:style-name="T24"> </text:span><text:span text:style-name="T11">$(</text:span><text:span text:style-name="T24">CFLAGS</text:span><text:span text:style-name="T11">)</text:span></text:p>
      <text:p text:style-name="P13"/>
      <text:p text:style-name="P9"><text:span text:style-name="T24">scheduler.o : scheduler.c scheduler.h fileIO.h Queue.h</text:span></text:p>
      <text:p text:style-name="P9"><text:span text:style-name="T24"><text:tab/></text:span><text:span text:style-name="T11">$(</text:span><text:span text:style-name="T24">CC</text:span><text:span text:style-name="T11">)</text:span><text:span text:style-name="T24"> -c scheduler.c </text:span><text:span text:style-name="T11">$(</text:span><text:span text:style-name="T24">CFLAGS</text:span><text:span text:style-name="T11">)</text:span></text:p>
      <text:p text:style-name="P13"/>
      <text:p text:style-name="P9"><text:span text:style-name="T24">Queue.o : Queue.c Queue.h</text:span></text:p>
      <text:p text:style-name="P9"><text:span text:style-name="T24"><text:tab/></text:span><text:span text:style-name="T11">$(</text:span><text:span text:style-name="T24">CC</text:span><text:span text:style-name="T11">)</text:span><text:span text:style-name="T24"> -c Queue.c </text:span><text:span text:style-name="T11">$(</text:span><text:span text:style-name="T24">CFLAGS</text:span><text:span text:style-name="T11">)</text:span></text:p>
      <text:p text:style-name="P13"/>
      <text:p text:style-name="P9"><text:span text:style-name="T24">fileIO.o : fileIO.c fileIO.h scheduler.h</text:span></text:p>
      <text:p text:style-name="P9"><text:span text:style-name="T24"><text:tab/></text:span><text:span text:style-name="T11">$(</text:span><text:span text:style-name="T24">CC</text:span><text:span text:style-name="T11">)</text:span><text:span text:style-name="T24"> -c fileIO.c </text:span><text:span text:style-name="T11">$(</text:span><text:span text:style-name="T24">CFLAGS</text:span><text:span text:style-name="T11">)</text:span></text:p>
      <text:p text:style-name="P13"/>
      <text:p text:style-name="P9"><text:span text:style-name="T24">UnitTestQueue.o : UnitTestQueue.c Queue.h</text:span></text:p>
      <text:p text:style-name="P9"><text:span text:style-name="T24"><text:tab/></text:span><text:span text:style-name="T11">$(</text:span><text:span text:style-name="T24">CC</text:span><text:span text:style-name="T11">)</text:span><text:span text:style-name="T24"> -c UnitTestQueue.c </text:span><text:span text:style-name="T11">$(</text:span><text:span text:style-name="T24">CFLAGS</text:span><text:span text:style-name="T11">)</text:span></text:p>
      <text:p text:style-name="P13"/>
      <text:p text:style-name="P9"><text:span text:style-name="T24">clean:</text:span></text:p>
      <text:p text:style-name="P9"><text:span text:style-name="T24"><text:tab/>rm -f </text:span><text:span text:style-name="T11">$(</text:span><text:span text:style-name="T24">EXEC</text:span><text:span text:style-name="T11">)</text:span><text:span text:style-name="T24"> </text:span><text:span text:style-name="T11">$(</text:span><text:span text:style-name="T24">OBJ</text:span><text:span text:style-name="T11">)</text:span><text:span text:style-name="T24"> </text:span><text:span text:style-name="T11">$(</text:span><text:span text:style-name="T24">OBJTEST</text:span><text:span text:style-name="T11">)</text:span><text:span text:style-name="T24"> </text:span><text:span text:style-name="T11">$(</text:span><text:span text:style-name="T24">UNITTEST</text:span><text:span text:style-name="T11">)</text:span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10"><text:span text:style-name="T7">#!/bin/bash</text:span></text:p>
      <text:p text:style-name="P14"/>
      <text:p text:style-name="P10"><text:span text:style-name="T25">size</text:span><text:span text:style-name="T15">=</text:span><text:span text:style-name="T25">$1</text:span></text:p>
      <text:p text:style-name="P10"><text:span text:style-name="T25">count</text:span><text:span text:style-name="T15">=</text:span><text:span text:style-name="T24">1</text:span></text:p>
      <text:p text:style-name="P14"/>
      <text:p text:style-name="P10"><text:span text:style-name="T11">if</text:span><text:span text:style-name="T24"> </text:span><text:span text:style-name="T15">[</text:span><text:span text:style-name="T24"> </text:span><text:span text:style-name="T20">"$size"</text:span><text:span text:style-name="T24"> -gt 0 </text:span><text:span text:style-name="T15">]</text:span><text:span text:style-name="T24">; </text:span><text:span text:style-name="T11">then</text:span></text:p>
      <text:p text:style-name="P10"><text:span text:style-name="T11"><text:s text:c="4"/>while</text:span><text:span text:style-name="T24"> </text:span><text:span text:style-name="T15">[</text:span><text:span text:style-name="T24"> </text:span><text:span text:style-name="T25">$count</text:span><text:span text:style-name="T24"> -le </text:span><text:span text:style-name="T25">$size</text:span><text:span text:style-name="T24"> </text:span><text:span text:style-name="T15">]</text:span><text:span text:style-name="T24">; </text:span><text:span text:style-name="T11">do</text:span></text:p>
      <text:p text:style-name="P10"><text:span text:style-name="T11"><text:s text:c="8"/></text:span><text:span text:style-name="T10">echo</text:span><text:span text:style-name="T24"> </text:span><text:span text:style-name="T25">$count</text:span><text:span text:style-name="T24"> </text:span><text:span text:style-name="T11">$((</text:span><text:span text:style-name="T15">(</text:span><text:span text:style-name="T24">RANDOM </text:span><text:span text:style-name="T15">%</text:span><text:span text:style-name="T24"> </text:span><text:span text:style-name="T17">50</text:span><text:span text:style-name="T15">)</text:span><text:span text:style-name="T24"> </text:span><text:span text:style-name="T15">+</text:span><text:span text:style-name="T24"> </text:span><text:span text:style-name="T17">1</text:span><text:span text:style-name="T11">))</text:span></text:p>
      <text:p text:style-name="P10"><text:span text:style-name="T24"><text:s text:c="8"/></text:span><text:span text:style-name="T25">count</text:span><text:span text:style-name="T15">=</text:span><text:span text:style-name="T11">$((</text:span><text:span text:style-name="T25">$count</text:span><text:span text:style-name="T24"> </text:span><text:span text:style-name="T15">+</text:span><text:span text:style-name="T24"> </text:span><text:span text:style-name="T17">1</text:span><text:span text:style-name="T11">))</text:span></text:p>
      <text:p text:style-name="P10"><text:span text:style-name="T24"><text:s text:c="4"/></text:span><text:span text:style-name="T11">done</text:span><text:span text:style-name="T24"> &gt; task_file</text:span></text:p>
      <text:p text:style-name="P10"><text:span text:style-name="T24"><text:s text:c="4"/></text:span><text:span text:style-name="T10">echo</text:span><text:span text:style-name="T24"> </text:span><text:span text:style-name="T20">"Done task_file"</text:span></text:p>
      <text:p text:style-name="P10"><text:span text:style-name="T11">else</text:span></text:p>
      <text:p text:style-name="P10"><text:span text:style-name="T11"><text:s text:c="4"/></text:span><text:span text:style-name="T10">echo</text:span><text:span text:style-name="T24"> </text:span><text:span text:style-name="T20">"Command arg must be greater than 0"</text:span></text:p>
      <text:p text:style-name="P10"><text:span text:style-name="T11">f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Liberation Sans" svg:font-family="'Liberation Sans'" style:font-family-generic="swiss" style:font-pitch="variable"/>
    <style:font-face style:name="FreeSerif1" svg:font-family="FreeSerif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Menlo1" svg:font-family="Menlo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swiss" style:font-pitch="variable" fo:font-size="18pt" fo:font-weight="bold" style:letter-kerning="true" style:font-name-asian="Liberation Serif1" style:font-family-asian="'Liberation Serif'" style:font-family-generic-asian="system" style:font-pitch-asian="variable" style:font-size-asian="18pt" style:language-asian="en" style:country-asian="AU" style:font-weight-asian="bold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 style:font-name="Liberation Serif" fo:font-family="'Liberation Serif'" style:font-family-generic="roman" style:font-pitch="variable" fo:font-size="12pt" style:letter-kerning="true" style:font-name-asian="Liberation Serif1" style:font-family-asian="'Liberation Serif'" style:font-family-generic-asian="system" style:font-pitch-asian="variable" style:font-size-asian="12pt" style:language-asian="en" style:country-asian="AU"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0d92c1" officeooo:paragraph-rsid="000d92c1" style:font-size-asian="10pt" style:font-size-complex="10pt"/>
    </style:style>
    <style:style style:name="MP2" style:family="paragraph" style:parent-style-name="Header">
      <style:paragraph-properties fo:text-align="start" style:justify-single-word="false" fo:orphans="0" fo:widows="0" fo:hyphenation-ladder-count="no-limit" style:writing-mode="lr-tb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 style:font-name="Liberation Serif" fo:font-size="12pt" style:letter-kerning="true" style:font-name-asian="Liberation Serif1" style:font-size-asian="12pt" style:language-asian="en" style:country-asian="AU" fo:hyphenate="false" fo:hyphenation-remain-char-count="2" fo:hyphenation-push-char-count="2"/>
    </style:style>
    <style:style style:name="MP3" style:family="paragraph" style:parent-style-name="Footer">
      <style:paragraph-properties fo:text-align="start" style:justify-single-word="false" fo:orphans="0" fo:widows="0" fo:hyphenation-ladder-count="no-limit" style:writing-mode="lr-tb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2" fo:hyphenation-push-char-count="2"/>
    </style:style>
    <style:style style:name="MT1" style:family="text">
      <style:text-properties fo:color="#000000" style:font-name="Liberation Serif" fo:font-size="9pt" style:letter-kerning="true" style:font-name-asian="Liberation Serif1" style:font-size-asian="9pt" style:language-asian="en" style:country-asian="AU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3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>
        <style:header-footer-properties fo:min-height="0.864cm" fo:margin-left="0cm" fo:margin-right="0cm" fo:margin-top="0.766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page2" style:page-layout-name="Mpm1">
      <style:header>
        <text:p text:style-name="Header"/>
      </style:header>
      <style:footer>
        <text:p text:style-name="MP1">Page <text:page-number text:select-page="current">14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nverted1" style:page-layout-name="Mpm9">
      <style:header>
        <text:p text:style-name="MP2"/>
      </style:header>
      <style:footer>
        <text:p text:style-name="MP3"><text:span text:style-name="MT1">Page </text:span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23:38:58.257423559</meta:creation-date>
    <dc:date>2019-05-05T23:54:50.351075845</dc:date>
    <meta:editing-duration>PT15M4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6" meta:paragraph-count="669" meta:word-count="2486" meta:character-count="19837" meta:non-whitespace-character-count="15508"/>
  </office:meta>
</office:document-meta>
</file>